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Round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(255/2)*SIN(2*PI() * [.A2]/256) + 255/2" office:value-type="float" office:value="127.5" calcext:value-type="float">
            <text:p>127.5</text:p>
          </table:table-cell>
          <table:table-cell table:formula="of:= ROUND([.B2])" office:value-type="float" office:value="128" calcext:value-type="float">
            <text:p>128</text:p>
          </table:table-cell>
        </table:table-row>
        <table:table-row table:style-name="ro1">
          <table:table-cell table:formula="of:= [.A2] + 1" office:value-type="float" office:value="1" calcext:value-type="float">
            <text:p>1</text:p>
          </table:table-cell>
          <table:table-cell table:formula="of:= (255/2)*SIN(2*PI() * [.A3]/256) + 255/2" office:value-type="float" office:value="130.629006636671" calcext:value-type="float">
            <text:p>130.629006636671</text:p>
          </table:table-cell>
          <table:table-cell table:formula="of:= ROUND([.B3])" office:value-type="float" office:value="131" calcext:value-type="float">
            <text:p>131</text:p>
          </table:table-cell>
        </table:table-row>
        <table:table-row table:style-name="ro1">
          <table:table-cell table:formula="of:= [.A3] + 1" office:value-type="float" office:value="2" calcext:value-type="float">
            <text:p>2</text:p>
          </table:table-cell>
          <table:table-cell table:formula="of:= (255/2)*SIN(2*PI() * [.A4]/256) + 255/2" office:value-type="float" office:value="133.756128476746" calcext:value-type="float">
            <text:p>133.756128476746</text:p>
          </table:table-cell>
          <table:table-cell table:formula="of:= ROUND([.B4])" office:value-type="float" office:value="134" calcext:value-type="float">
            <text:p>134</text:p>
          </table:table-cell>
        </table:table-row>
        <table:table-row table:style-name="ro1">
          <table:table-cell table:formula="of:= [.A4] + 1" office:value-type="float" office:value="3" calcext:value-type="float">
            <text:p>3</text:p>
          </table:table-cell>
          <table:table-cell table:formula="of:= (255/2)*SIN(2*PI() * [.A5]/256) + 255/2" office:value-type="float" office:value="136.879481858958" calcext:value-type="float">
            <text:p>136.879481858958</text:p>
          </table:table-cell>
          <table:table-cell table:formula="of:= ROUND([.B5])" office:value-type="float" office:value="137" calcext:value-type="float">
            <text:p>137</text:p>
          </table:table-cell>
        </table:table-row>
        <table:table-row table:style-name="ro1">
          <table:table-cell table:formula="of:= [.A5] + 1" office:value-type="float" office:value="4" calcext:value-type="float">
            <text:p>4</text:p>
          </table:table-cell>
          <table:table-cell table:formula="of:= (255/2)*SIN(2*PI() * [.A6]/256) + 255/2" office:value-type="float" office:value="139.997185392019" calcext:value-type="float">
            <text:p>139.997185392019</text:p>
          </table:table-cell>
          <table:table-cell table:formula="of:= ROUND([.B6])" office:value-type="float" office:value="140" calcext:value-type="float">
            <text:p>140</text:p>
          </table:table-cell>
        </table:table-row>
        <table:table-row table:style-name="ro1">
          <table:table-cell table:formula="of:= [.A6] + 1" office:value-type="float" office:value="5" calcext:value-type="float">
            <text:p>5</text:p>
          </table:table-cell>
          <table:table-cell table:formula="of:= (255/2)*SIN(2*PI() * [.A7]/256) + 255/2" office:value-type="float" office:value="143.1073610879" calcext:value-type="float">
            <text:p>143.1073610879</text:p>
          </table:table-cell>
          <table:table-cell table:formula="of:= ROUND([.B7])" office:value-type="float" office:value="143" calcext:value-type="float">
            <text:p>143</text:p>
          </table:table-cell>
        </table:table-row>
        <table:table-row table:style-name="ro1">
          <table:table-cell table:formula="of:= [.A7] + 1" office:value-type="float" office:value="6" calcext:value-type="float">
            <text:p>6</text:p>
          </table:table-cell>
          <table:table-cell table:formula="of:= (255/2)*SIN(2*PI() * [.A8]/256) + 255/2" office:value-type="float" office:value="146.208135493059" calcext:value-type="float">
            <text:p>146.208135493059</text:p>
          </table:table-cell>
          <table:table-cell table:formula="of:= ROUND([.B8])" office:value-type="float" office:value="146" calcext:value-type="float">
            <text:p>146</text:p>
          </table:table-cell>
        </table:table-row>
        <table:table-row table:style-name="ro1">
          <table:table-cell table:formula="of:= [.A8] + 1" office:value-type="float" office:value="7" calcext:value-type="float">
            <text:p>7</text:p>
          </table:table-cell>
          <table:table-cell table:formula="of:= (255/2)*SIN(2*PI() * [.A9]/256) + 255/2" office:value-type="float" office:value="149.297640816938" calcext:value-type="float">
            <text:p>149.297640816938</text:p>
          </table:table-cell>
          <table:table-cell table:formula="of:= ROUND([.B9])" office:value-type="float" office:value="149" calcext:value-type="float">
            <text:p>149</text:p>
          </table:table-cell>
        </table:table-row>
        <table:table-row table:style-name="ro1">
          <table:table-cell table:formula="of:= [.A9] + 1" office:value-type="float" office:value="8" calcext:value-type="float">
            <text:p>8</text:p>
          </table:table-cell>
          <table:table-cell table:formula="of:= (255/2)*SIN(2*PI() * [.A10]/256) + 255/2" office:value-type="float" office:value="152.374016057056" calcext:value-type="float">
            <text:p>152.374016057056</text:p>
          </table:table-cell>
          <table:table-cell table:formula="of:= ROUND([.B10])" office:value-type="float" office:value="152" calcext:value-type="float">
            <text:p>152</text:p>
          </table:table-cell>
        </table:table-row>
        <table:table-row table:style-name="ro1">
          <table:table-cell table:formula="of:= [.A10] + 1" office:value-type="float" office:value="9" calcext:value-type="float">
            <text:p>9</text:p>
          </table:table-cell>
          <table:table-cell table:formula="of:= (255/2)*SIN(2*PI() * [.A11]/256) + 255/2" office:value-type="float" office:value="155.435408120001" calcext:value-type="float">
            <text:p>155.435408120001</text:p>
          </table:table-cell>
          <table:table-cell table:formula="of:= ROUND([.B11])" office:value-type="float" office:value="155" calcext:value-type="float">
            <text:p>155</text:p>
          </table:table-cell>
        </table:table-row>
        <table:table-row table:style-name="ro1">
          <table:table-cell table:formula="of:= [.A11] + 1" office:value-type="float" office:value="10" calcext:value-type="float">
            <text:p>10</text:p>
          </table:table-cell>
          <table:table-cell table:formula="of:= (255/2)*SIN(2*PI() * [.A12]/256) + 255/2" office:value-type="float" office:value="158.479972937666" calcext:value-type="float">
            <text:p>158.479972937666</text:p>
          </table:table-cell>
          <table:table-cell table:formula="of:= ROUND([.B12])" office:value-type="float" office:value="158" calcext:value-type="float">
            <text:p>158</text:p>
          </table:table-cell>
        </table:table-row>
        <table:table-row table:style-name="ro1">
          <table:table-cell table:formula="of:= [.A12] + 1" office:value-type="float" office:value="11" calcext:value-type="float">
            <text:p>11</text:p>
          </table:table-cell>
          <table:table-cell table:formula="of:= (255/2)*SIN(2*PI() * [.A13]/256) + 255/2" office:value-type="float" office:value="161.50587657805" calcext:value-type="float">
            <text:p>161.50587657805</text:p>
          </table:table-cell>
          <table:table-cell table:formula="of:= ROUND([.B13])" office:value-type="float" office:value="162" calcext:value-type="float">
            <text:p>162</text:p>
          </table:table-cell>
        </table:table-row>
        <table:table-row table:style-name="ro1">
          <table:table-cell table:formula="of:= [.A13] + 1" office:value-type="float" office:value="12" calcext:value-type="float">
            <text:p>12</text:p>
          </table:table-cell>
          <table:table-cell table:formula="of:= (255/2)*SIN(2*PI() * [.A14]/256) + 255/2" office:value-type="float" office:value="164.511296349944" calcext:value-type="float">
            <text:p>164.511296349944</text:p>
          </table:table-cell>
          <table:table-cell table:formula="of:= ROUND([.B14])" office:value-type="float" office:value="165" calcext:value-type="float">
            <text:p>165</text:p>
          </table:table-cell>
        </table:table-row>
        <table:table-row table:style-name="ro1">
          <table:table-cell table:formula="of:= [.A14] + 1" office:value-type="float" office:value="13" calcext:value-type="float">
            <text:p>13</text:p>
          </table:table-cell>
          <table:table-cell table:formula="of:= (255/2)*SIN(2*PI() * [.A15]/256) + 255/2" office:value-type="float" office:value="167.494421900859" calcext:value-type="float">
            <text:p>167.494421900859</text:p>
          </table:table-cell>
          <table:table-cell table:formula="of:= ROUND([.B15])" office:value-type="float" office:value="167" calcext:value-type="float">
            <text:p>167</text:p>
          </table:table-cell>
        </table:table-row>
        <table:table-row table:style-name="ro1">
          <table:table-cell table:formula="of:= [.A15] + 1" office:value-type="float" office:value="14" calcext:value-type="float">
            <text:p>14</text:p>
          </table:table-cell>
          <table:table-cell table:formula="of:= (255/2)*SIN(2*PI() * [.A16]/256) + 255/2" office:value-type="float" office:value="170.453456307508" calcext:value-type="float">
            <text:p>170.453456307508</text:p>
          </table:table-cell>
          <table:table-cell table:formula="of:= ROUND([.B16])" office:value-type="float" office:value="170" calcext:value-type="float">
            <text:p>170</text:p>
          </table:table-cell>
        </table:table-row>
        <table:table-row table:style-name="ro1">
          <table:table-cell table:formula="of:= [.A16] + 1" office:value-type="float" office:value="15" calcext:value-type="float">
            <text:p>15</text:p>
          </table:table-cell>
          <table:table-cell table:formula="of:= (255/2)*SIN(2*PI() * [.A17]/256) + 255/2" office:value-type="float" office:value="173.386617158211" calcext:value-type="float">
            <text:p>173.386617158211</text:p>
          </table:table-cell>
          <table:table-cell table:formula="of:= ROUND([.B17])" office:value-type="float" office:value="173" calcext:value-type="float">
            <text:p>173</text:p>
          </table:table-cell>
        </table:table-row>
        <table:table-row table:style-name="ro1">
          <table:table-cell table:formula="of:= [.A17] + 1" office:value-type="float" office:value="16" calcext:value-type="float">
            <text:p>16</text:p>
          </table:table-cell>
          <table:table-cell table:formula="of:= (255/2)*SIN(2*PI() * [.A18]/256) + 255/2" office:value-type="float" office:value="176.292137626549" calcext:value-type="float">
            <text:p>176.292137626549</text:p>
          </table:table-cell>
          <table:table-cell table:formula="of:= ROUND([.B18])" office:value-type="float" office:value="176" calcext:value-type="float">
            <text:p>176</text:p>
          </table:table-cell>
        </table:table-row>
        <table:table-row table:style-name="ro1">
          <table:table-cell table:formula="of:= [.A18] + 1" office:value-type="float" office:value="17" calcext:value-type="float">
            <text:p>17</text:p>
          </table:table-cell>
          <table:table-cell table:formula="of:= (255/2)*SIN(2*PI() * [.A19]/256) + 255/2" office:value-type="float" office:value="179.168267535636" calcext:value-type="float">
            <text:p>179.168267535636</text:p>
          </table:table-cell>
          <table:table-cell table:formula="of:= ROUND([.B19])" office:value-type="float" office:value="179" calcext:value-type="float">
            <text:p>179</text:p>
          </table:table-cell>
        </table:table-row>
        <table:table-row table:style-name="ro1">
          <table:table-cell table:formula="of:= [.A19] + 1" office:value-type="float" office:value="18" calcext:value-type="float">
            <text:p>18</text:p>
          </table:table-cell>
          <table:table-cell table:formula="of:= (255/2)*SIN(2*PI() * [.A20]/256) + 255/2" office:value-type="float" office:value="182.013274412361" calcext:value-type="float">
            <text:p>182.013274412361</text:p>
          </table:table-cell>
          <table:table-cell table:formula="of:= ROUND([.B20])" office:value-type="float" office:value="182" calcext:value-type="float">
            <text:p>182</text:p>
          </table:table-cell>
        </table:table-row>
        <table:table-row table:style-name="ro1">
          <table:table-cell table:formula="of:= [.A20] + 1" office:value-type="float" office:value="19" calcext:value-type="float">
            <text:p>19</text:p>
          </table:table-cell>
          <table:table-cell table:formula="of:= (255/2)*SIN(2*PI() * [.A21]/256) + 255/2" office:value-type="float" office:value="184.825444530962" calcext:value-type="float">
            <text:p>184.825444530962</text:p>
          </table:table-cell>
          <table:table-cell table:formula="of:= ROUND([.B21])" office:value-type="float" office:value="185" calcext:value-type="float">
            <text:p>185</text:p>
          </table:table-cell>
        </table:table-row>
        <table:table-row table:style-name="ro1">
          <table:table-cell table:formula="of:= [.A21] + 1" office:value-type="float" office:value="20" calcext:value-type="float">
            <text:p>20</text:p>
          </table:table-cell>
          <table:table-cell table:formula="of:= (255/2)*SIN(2*PI() * [.A22]/256) + 255/2" office:value-type="float" office:value="187.603083945315" calcext:value-type="float">
            <text:p>187.603083945315</text:p>
          </table:table-cell>
          <table:table-cell table:formula="of:= ROUND([.B22])" office:value-type="float" office:value="188" calcext:value-type="float">
            <text:p>188</text:p>
          </table:table-cell>
        </table:table-row>
        <table:table-row table:style-name="ro1">
          <table:table-cell table:formula="of:= [.A22] + 1" office:value-type="float" office:value="21" calcext:value-type="float">
            <text:p>21</text:p>
          </table:table-cell>
          <table:table-cell table:formula="of:= (255/2)*SIN(2*PI() * [.A23]/256) + 255/2" office:value-type="float" office:value="190.344519509297" calcext:value-type="float">
            <text:p>190.344519509297</text:p>
          </table:table-cell>
          <table:table-cell table:formula="of:= ROUND([.B23])" office:value-type="float" office:value="190" calcext:value-type="float">
            <text:p>190</text:p>
          </table:table-cell>
        </table:table-row>
        <table:table-row table:style-name="ro1">
          <table:table-cell table:formula="of:= [.A23] + 1" office:value-type="float" office:value="22" calcext:value-type="float">
            <text:p>22</text:p>
          </table:table-cell>
          <table:table-cell table:formula="of:= (255/2)*SIN(2*PI() * [.A24]/256) + 255/2" office:value-type="float" office:value="193.048099884636" calcext:value-type="float">
            <text:p>193.048099884636</text:p>
          </table:table-cell>
          <table:table-cell table:formula="of:= ROUND([.B24])" office:value-type="float" office:value="193" calcext:value-type="float">
            <text:p>193</text:p>
          </table:table-cell>
        </table:table-row>
        <table:table-row table:style-name="ro1">
          <table:table-cell table:formula="of:= [.A24] + 1" office:value-type="float" office:value="23" calcext:value-type="float">
            <text:p>23</text:p>
          </table:table-cell>
          <table:table-cell table:formula="of:= (255/2)*SIN(2*PI() * [.A25]/256) + 255/2" office:value-type="float" office:value="195.712196535605" calcext:value-type="float">
            <text:p>195.712196535605</text:p>
          </table:table-cell>
          <table:table-cell table:formula="of:= ROUND([.B25])" office:value-type="float" office:value="196" calcext:value-type="float">
            <text:p>196</text:p>
          </table:table-cell>
        </table:table-row>
        <table:table-row table:style-name="ro1">
          <table:table-cell table:formula="of:= [.A25] + 1" office:value-type="float" office:value="24" calcext:value-type="float">
            <text:p>24</text:p>
          </table:table-cell>
          <table:table-cell table:formula="of:= (255/2)*SIN(2*PI() * [.A26]/256) + 255/2" office:value-type="float" office:value="198.335204709999" calcext:value-type="float">
            <text:p>198.335204709999</text:p>
          </table:table-cell>
          <table:table-cell table:formula="of:= ROUND([.B26])" office:value-type="float" office:value="198" calcext:value-type="float">
            <text:p>198</text:p>
          </table:table-cell>
        </table:table-row>
        <table:table-row table:style-name="ro1">
          <table:table-cell table:formula="of:= [.A26] + 1" office:value-type="float" office:value="25" calcext:value-type="float">
            <text:p>25</text:p>
          </table:table-cell>
          <table:table-cell table:formula="of:= (255/2)*SIN(2*PI() * [.A27]/256) + 255/2" office:value-type="float" office:value="200.915544405775" calcext:value-type="float">
            <text:p>200.915544405775</text:p>
          </table:table-cell>
          <table:table-cell table:formula="of:= ROUND([.B27])" office:value-type="float" office:value="201" calcext:value-type="float">
            <text:p>201</text:p>
          </table:table-cell>
        </table:table-row>
        <table:table-row table:style-name="ro1">
          <table:table-cell table:formula="of:= [.A27] + 1" office:value-type="float" office:value="26" calcext:value-type="float">
            <text:p>26</text:p>
          </table:table-cell>
          <table:table-cell table:formula="of:= (255/2)*SIN(2*PI() * [.A28]/256) + 255/2" office:value-type="float" office:value="203.451661322785" calcext:value-type="float">
            <text:p>203.451661322785</text:p>
          </table:table-cell>
          <table:table-cell table:formula="of:= ROUND([.B28])" office:value-type="float" office:value="203" calcext:value-type="float">
            <text:p>203</text:p>
          </table:table-cell>
        </table:table-row>
        <table:table-row table:style-name="ro1">
          <table:table-cell table:formula="of:= [.A28] + 1" office:value-type="float" office:value="27" calcext:value-type="float">
            <text:p>27</text:p>
          </table:table-cell>
          <table:table-cell table:formula="of:= (255/2)*SIN(2*PI() * [.A29]/256) + 255/2" office:value-type="float" office:value="205.94202779903" calcext:value-type="float">
            <text:p>205.94202779903</text:p>
          </table:table-cell>
          <table:table-cell table:formula="of:= ROUND([.B29])" office:value-type="float" office:value="206" calcext:value-type="float">
            <text:p>206</text:p>
          </table:table-cell>
        </table:table-row>
        <table:table-row table:style-name="ro1">
          <table:table-cell table:formula="of:= [.A29] + 1" office:value-type="float" office:value="28" calcext:value-type="float">
            <text:p>28</text:p>
          </table:table-cell>
          <table:table-cell table:formula="of:= (255/2)*SIN(2*PI() * [.A30]/256) + 255/2" office:value-type="float" office:value="208.385143730865" calcext:value-type="float">
            <text:p>208.385143730865</text:p>
          </table:table-cell>
          <table:table-cell table:formula="of:= ROUND([.B30])" office:value-type="float" office:value="208" calcext:value-type="float">
            <text:p>208</text:p>
          </table:table-cell>
        </table:table-row>
        <table:table-row table:style-name="ro1">
          <table:table-cell table:formula="of:= [.A30] + 1" office:value-type="float" office:value="29" calcext:value-type="float">
            <text:p>29</text:p>
          </table:table-cell>
          <table:table-cell table:formula="of:= (255/2)*SIN(2*PI() * [.A31]/256) + 255/2" office:value-type="float" office:value="210.779537476607" calcext:value-type="float">
            <text:p>210.779537476607</text:p>
          </table:table-cell>
          <table:table-cell table:formula="of:= ROUND([.B31])" office:value-type="float" office:value="211" calcext:value-type="float">
            <text:p>211</text:p>
          </table:table-cell>
        </table:table-row>
        <table:table-row table:style-name="ro1">
          <table:table-cell table:formula="of:= [.A31] + 1" office:value-type="float" office:value="30" calcext:value-type="float">
            <text:p>30</text:p>
          </table:table-cell>
          <table:table-cell table:formula="of:= (255/2)*SIN(2*PI() * [.A32]/256) + 255/2" office:value-type="float" office:value="213.123766742995" calcext:value-type="float">
            <text:p>213.123766742995</text:p>
          </table:table-cell>
          <table:table-cell table:formula="of:= ROUND([.B32])" office:value-type="float" office:value="213" calcext:value-type="float">
            <text:p>213</text:p>
          </table:table-cell>
        </table:table-row>
        <table:table-row table:style-name="ro1">
          <table:table-cell table:formula="of:= [.A32] + 1" office:value-type="float" office:value="31" calcext:value-type="float">
            <text:p>31</text:p>
          </table:table-cell>
          <table:table-cell table:formula="of:= (255/2)*SIN(2*PI() * [.A33]/256) + 255/2" office:value-type="float" office:value="215.416419453976" calcext:value-type="float">
            <text:p>215.416419453976</text:p>
          </table:table-cell>
          <table:table-cell table:formula="of:= ROUND([.B33])" office:value-type="float" office:value="215" calcext:value-type="float">
            <text:p>215</text:p>
          </table:table-cell>
        </table:table-row>
        <table:table-row table:style-name="ro1">
          <table:table-cell table:formula="of:= [.A33] + 1" office:value-type="float" office:value="32" calcext:value-type="float">
            <text:p>32</text:p>
          </table:table-cell>
          <table:table-cell table:formula="of:= (255/2)*SIN(2*PI() * [.A34]/256) + 255/2" office:value-type="float" office:value="217.656114601285" calcext:value-type="float">
            <text:p>217.656114601285</text:p>
          </table:table-cell>
          <table:table-cell table:formula="of:= ROUND([.B34])" office:value-type="float" office:value="218" calcext:value-type="float">
            <text:p>218</text:p>
          </table:table-cell>
        </table:table-row>
        <table:table-row table:style-name="ro1">
          <table:table-cell table:formula="of:= [.A34] + 1" office:value-type="float" office:value="33" calcext:value-type="float">
            <text:p>33</text:p>
          </table:table-cell>
          <table:table-cell table:formula="of:= (255/2)*SIN(2*PI() * [.A35]/256) + 255/2" office:value-type="float" office:value="219.841503076312" calcext:value-type="float">
            <text:p>219.841503076312</text:p>
          </table:table-cell>
          <table:table-cell table:formula="of:= ROUND([.B35])" office:value-type="float" office:value="220" calcext:value-type="float">
            <text:p>220</text:p>
          </table:table-cell>
        </table:table-row>
        <table:table-row table:style-name="ro1">
          <table:table-cell table:formula="of:= [.A35] + 1" office:value-type="float" office:value="34" calcext:value-type="float">
            <text:p>34</text:p>
          </table:table-cell>
          <table:table-cell table:formula="of:= (255/2)*SIN(2*PI() * [.A36]/256) + 255/2" office:value-type="float" office:value="221.971268482757" calcext:value-type="float">
            <text:p>221.971268482757</text:p>
          </table:table-cell>
          <table:table-cell table:formula="of:= ROUND([.B36])" office:value-type="float" office:value="222" calcext:value-type="float">
            <text:p>222</text:p>
          </table:table-cell>
        </table:table-row>
        <table:table-row table:style-name="ro1">
          <table:table-cell table:formula="of:= [.A36] + 1" office:value-type="float" office:value="35" calcext:value-type="float">
            <text:p>35</text:p>
          </table:table-cell>
          <table:table-cell table:formula="of:= (255/2)*SIN(2*PI() * [.A37]/256) + 255/2" office:value-type="float" office:value="224.044127929577" calcext:value-type="float">
            <text:p>224.044127929577</text:p>
          </table:table-cell>
          <table:table-cell table:formula="of:= ROUND([.B37])" office:value-type="float" office:value="224" calcext:value-type="float">
            <text:p>224</text:p>
          </table:table-cell>
        </table:table-row>
        <table:table-row table:style-name="ro1">
          <table:table-cell table:formula="of:= [.A37] + 1" office:value-type="float" office:value="36" calcext:value-type="float">
            <text:p>36</text:p>
          </table:table-cell>
          <table:table-cell table:formula="of:= (255/2)*SIN(2*PI() * [.A38]/256) + 255/2" office:value-type="float" office:value="226.058832803749" calcext:value-type="float">
            <text:p>226.058832803749</text:p>
          </table:table-cell>
          <table:table-cell table:formula="of:= ROUND([.B38])" office:value-type="float" office:value="226" calcext:value-type="float">
            <text:p>226</text:p>
          </table:table-cell>
        </table:table-row>
        <table:table-row table:style-name="ro1">
          <table:table-cell table:formula="of:= [.A38] + 1" office:value-type="float" office:value="37" calcext:value-type="float">
            <text:p>37</text:p>
          </table:table-cell>
          <table:table-cell table:formula="of:= (255/2)*SIN(2*PI() * [.A39]/256) + 255/2" office:value-type="float" office:value="228.014169522392" calcext:value-type="float">
            <text:p>228.014169522392</text:p>
          </table:table-cell>
          <table:table-cell table:formula="of:= ROUND([.B39])" office:value-type="float" office:value="228" calcext:value-type="float">
            <text:p>228</text:p>
          </table:table-cell>
        </table:table-row>
        <table:table-row table:style-name="ro1">
          <table:table-cell table:formula="of:= [.A39] + 1" office:value-type="float" office:value="38" calcext:value-type="float">
            <text:p>38</text:p>
          </table:table-cell>
          <table:table-cell table:formula="of:= (255/2)*SIN(2*PI() * [.A40]/256) + 255/2" office:value-type="float" office:value="229.908960263782" calcext:value-type="float">
            <text:p>229.908960263782</text:p>
          </table:table-cell>
          <table:table-cell table:formula="of:= ROUND([.B40])" office:value-type="float" office:value="230" calcext:value-type="float">
            <text:p>230</text:p>
          </table:table-cell>
        </table:table-row>
        <table:table-row table:style-name="ro1">
          <table:table-cell table:formula="of:= [.A40] + 1" office:value-type="float" office:value="39" calcext:value-type="float">
            <text:p>39</text:p>
          </table:table-cell>
          <table:table-cell table:formula="of:= (255/2)*SIN(2*PI() * [.A41]/256) + 255/2" office:value-type="float" office:value="231.742063676827" calcext:value-type="float">
            <text:p>231.742063676827</text:p>
          </table:table-cell>
          <table:table-cell table:formula="of:= ROUND([.B41])" office:value-type="float" office:value="232" calcext:value-type="float">
            <text:p>232</text:p>
          </table:table-cell>
        </table:table-row>
        <table:table-row table:style-name="ro1">
          <table:table-cell table:formula="of:= [.A41] + 1" office:value-type="float" office:value="40" calcext:value-type="float">
            <text:p>40</text:p>
          </table:table-cell>
          <table:table-cell table:formula="of:= (255/2)*SIN(2*PI() * [.A42]/256) + 255/2" office:value-type="float" office:value="233.512375568574" calcext:value-type="float">
            <text:p>233.512375568574</text:p>
          </table:table-cell>
          <table:table-cell table:formula="of:= ROUND([.B42])" office:value-type="float" office:value="234" calcext:value-type="float">
            <text:p>234</text:p>
          </table:table-cell>
        </table:table-row>
        <table:table-row table:style-name="ro1">
          <table:table-cell table:formula="of:= [.A42] + 1" office:value-type="float" office:value="41" calcext:value-type="float">
            <text:p>41</text:p>
          </table:table-cell>
          <table:table-cell table:formula="of:= (255/2)*SIN(2*PI() * [.A43]/256) + 255/2" office:value-type="float" office:value="235.218829569338" calcext:value-type="float">
            <text:p>235.218829569338</text:p>
          </table:table-cell>
          <table:table-cell table:formula="of:= ROUND([.B43])" office:value-type="float" office:value="235" calcext:value-type="float">
            <text:p>235</text:p>
          </table:table-cell>
        </table:table-row>
        <table:table-row table:style-name="ro1">
          <table:table-cell table:formula="of:= [.A43] + 1" office:value-type="float" office:value="42" calcext:value-type="float">
            <text:p>42</text:p>
          </table:table-cell>
          <table:table-cell table:formula="of:= (255/2)*SIN(2*PI() * [.A44]/256) + 255/2" office:value-type="float" office:value="236.860397775035" calcext:value-type="float">
            <text:p>236.860397775035</text:p>
          </table:table-cell>
          <table:table-cell table:formula="of:= ROUND([.B44])" office:value-type="float" office:value="237" calcext:value-type="float">
            <text:p>237</text:p>
          </table:table-cell>
        </table:table-row>
        <table:table-row table:style-name="ro1">
          <table:table-cell table:formula="of:= [.A44] + 1" office:value-type="float" office:value="43" calcext:value-type="float">
            <text:p>43</text:p>
          </table:table-cell>
          <table:table-cell table:formula="of:= (255/2)*SIN(2*PI() * [.A45]/256) + 255/2" office:value-type="float" office:value="238.436091366361" calcext:value-type="float">
            <text:p>238.436091366361</text:p>
          </table:table-cell>
          <table:table-cell table:formula="of:= ROUND([.B45])" office:value-type="float" office:value="238" calcext:value-type="float">
            <text:p>238</text:p>
          </table:table-cell>
        </table:table-row>
        <table:table-row table:style-name="ro1">
          <table:table-cell table:formula="of:= [.A45] + 1" office:value-type="float" office:value="44" calcext:value-type="float">
            <text:p>44</text:p>
          </table:table-cell>
          <table:table-cell table:formula="of:= (255/2)*SIN(2*PI() * [.A46]/256) + 255/2" office:value-type="float" office:value="239.944961204415" calcext:value-type="float">
            <text:p>239.944961204415</text:p>
          </table:table-cell>
          <table:table-cell table:formula="of:= ROUND([.B46])" office:value-type="float" office:value="240" calcext:value-type="float">
            <text:p>240</text:p>
          </table:table-cell>
        </table:table-row>
        <table:table-row table:style-name="ro1">
          <table:table-cell table:formula="of:= [.A46] + 1" office:value-type="float" office:value="45" calcext:value-type="float">
            <text:p>45</text:p>
          </table:table-cell>
          <table:table-cell table:formula="of:= (255/2)*SIN(2*PI() * [.A47]/256) + 255/2" office:value-type="float" office:value="241.386098402428" calcext:value-type="float">
            <text:p>241.386098402428</text:p>
          </table:table-cell>
          <table:table-cell table:formula="of:= ROUND([.B47])" office:value-type="float" office:value="241" calcext:value-type="float">
            <text:p>241</text:p>
          </table:table-cell>
        </table:table-row>
        <table:table-row table:style-name="ro1">
          <table:table-cell table:formula="of:= [.A47] + 1" office:value-type="float" office:value="46" calcext:value-type="float">
            <text:p>46</text:p>
          </table:table-cell>
          <table:table-cell table:formula="of:= (255/2)*SIN(2*PI() * [.A48]/256) + 255/2" office:value-type="float" office:value="242.758634873239" calcext:value-type="float">
            <text:p>242.758634873239</text:p>
          </table:table-cell>
          <table:table-cell table:formula="of:= ROUND([.B48])" office:value-type="float" office:value="243" calcext:value-type="float">
            <text:p>243</text:p>
          </table:table-cell>
        </table:table-row>
        <table:table-row table:style-name="ro1">
          <table:table-cell table:formula="of:= [.A48] + 1" office:value-type="float" office:value="47" calcext:value-type="float">
            <text:p>47</text:p>
          </table:table-cell>
          <table:table-cell table:formula="of:= (255/2)*SIN(2*PI() * [.A49]/256) + 255/2" office:value-type="float" office:value="244.0617438522" calcext:value-type="float">
            <text:p>244.0617438522</text:p>
          </table:table-cell>
          <table:table-cell table:formula="of:= ROUND([.B49])" office:value-type="float" office:value="244" calcext:value-type="float">
            <text:p>244</text:p>
          </table:table-cell>
        </table:table-row>
        <table:table-row table:style-name="ro1">
          <table:table-cell table:formula="of:= [.A49] + 1" office:value-type="float" office:value="48" calcext:value-type="float">
            <text:p>48</text:p>
          </table:table-cell>
          <table:table-cell table:formula="of:= (255/2)*SIN(2*PI() * [.A50]/256) + 255/2" office:value-type="float" office:value="245.294640395189" calcext:value-type="float">
            <text:p>245.294640395189</text:p>
          </table:table-cell>
          <table:table-cell table:formula="of:= ROUND([.B50])" office:value-type="float" office:value="245" calcext:value-type="float">
            <text:p>245</text:p>
          </table:table-cell>
        </table:table-row>
        <table:table-row table:style-name="ro1">
          <table:table-cell table:formula="of:= [.A50] + 1" office:value-type="float" office:value="49" calcext:value-type="float">
            <text:p>49</text:p>
          </table:table-cell>
          <table:table-cell table:formula="of:= (255/2)*SIN(2*PI() * [.A51]/256) + 255/2" office:value-type="float" office:value="246.456581851429" calcext:value-type="float">
            <text:p>246.456581851429</text:p>
          </table:table-cell>
          <table:table-cell table:formula="of:= ROUND([.B51])" office:value-type="float" office:value="246" calcext:value-type="float">
            <text:p>246</text:p>
          </table:table-cell>
        </table:table-row>
        <table:table-row table:style-name="ro1">
          <table:table-cell table:formula="of:= [.A51] + 1" office:value-type="float" office:value="50" calcext:value-type="float">
            <text:p>50</text:p>
          </table:table-cell>
          <table:table-cell table:formula="of:= (255/2)*SIN(2*PI() * [.A52]/256) + 255/2" office:value-type="float" office:value="247.546868310835" calcext:value-type="float">
            <text:p>247.546868310835</text:p>
          </table:table-cell>
          <table:table-cell table:formula="of:= ROUND([.B52])" office:value-type="float" office:value="248" calcext:value-type="float">
            <text:p>248</text:p>
          </table:table-cell>
        </table:table-row>
        <table:table-row table:style-name="ro1">
          <table:table-cell table:formula="of:= [.A52] + 1" office:value-type="float" office:value="51" calcext:value-type="float">
            <text:p>51</text:p>
          </table:table-cell>
          <table:table-cell table:formula="of:= (255/2)*SIN(2*PI() * [.A53]/256) + 255/2" office:value-type="float" office:value="248.564843025612" calcext:value-type="float">
            <text:p>248.564843025612</text:p>
          </table:table-cell>
          <table:table-cell table:formula="of:= ROUND([.B53])" office:value-type="float" office:value="249" calcext:value-type="float">
            <text:p>249</text:p>
          </table:table-cell>
        </table:table-row>
        <table:table-row table:style-name="ro1">
          <table:table-cell table:formula="of:= [.A53] + 1" office:value-type="float" office:value="52" calcext:value-type="float">
            <text:p>52</text:p>
          </table:table-cell>
          <table:table-cell table:formula="of:= (255/2)*SIN(2*PI() * [.A54]/256) + 255/2" office:value-type="float" office:value="249.509892805857" calcext:value-type="float">
            <text:p>249.509892805857</text:p>
          </table:table-cell>
          <table:table-cell table:formula="of:= ROUND([.B54])" office:value-type="float" office:value="250" calcext:value-type="float">
            <text:p>250</text:p>
          </table:table-cell>
        </table:table-row>
        <table:table-row table:style-name="ro1">
          <table:table-cell table:formula="of:= [.A54] + 1" office:value-type="float" office:value="53" calcext:value-type="float">
            <text:p>53</text:p>
          </table:table-cell>
          <table:table-cell table:formula="of:= (255/2)*SIN(2*PI() * [.A55]/256) + 255/2" office:value-type="float" office:value="250.381448388919" calcext:value-type="float">
            <text:p>250.381448388919</text:p>
          </table:table-cell>
          <table:table-cell table:formula="of:= ROUND([.B55])" office:value-type="float" office:value="250" calcext:value-type="float">
            <text:p>250</text:p>
          </table:table-cell>
        </table:table-row>
        <table:table-row table:style-name="ro1">
          <table:table-cell table:formula="of:= [.A55] + 1" office:value-type="float" office:value="54" calcext:value-type="float">
            <text:p>54</text:p>
          </table:table-cell>
          <table:table-cell table:formula="of:= (255/2)*SIN(2*PI() * [.A56]/256) + 255/2" office:value-type="float" office:value="251.178984782304" calcext:value-type="float">
            <text:p>251.178984782304</text:p>
          </table:table-cell>
          <table:table-cell table:formula="of:= ROUND([.B56])" office:value-type="float" office:value="251" calcext:value-type="float">
            <text:p>251</text:p>
          </table:table-cell>
        </table:table-row>
        <table:table-row table:style-name="ro1">
          <table:table-cell table:formula="of:= [.A56] + 1" office:value-type="float" office:value="55" calcext:value-type="float">
            <text:p>55</text:p>
          </table:table-cell>
          <table:table-cell table:formula="of:= (255/2)*SIN(2*PI() * [.A57]/256) + 255/2" office:value-type="float" office:value="251.902021579912" calcext:value-type="float">
            <text:p>251.902021579912</text:p>
          </table:table-cell>
          <table:table-cell table:formula="of:= ROUND([.B57])" office:value-type="float" office:value="252" calcext:value-type="float">
            <text:p>252</text:p>
          </table:table-cell>
        </table:table-row>
        <table:table-row table:style-name="ro1">
          <table:table-cell table:formula="of:= [.A57] + 1" office:value-type="float" office:value="56" calcext:value-type="float">
            <text:p>56</text:p>
          </table:table-cell>
          <table:table-cell table:formula="of:= (255/2)*SIN(2*PI() * [.A58]/256) + 255/2" office:value-type="float" office:value="252.550123251412" calcext:value-type="float">
            <text:p>252.550123251412</text:p>
          </table:table-cell>
          <table:table-cell table:formula="of:= ROUND([.B58])" office:value-type="float" office:value="253" calcext:value-type="float">
            <text:p>253</text:p>
          </table:table-cell>
        </table:table-row>
        <table:table-row table:style-name="ro1">
          <table:table-cell table:formula="of:= [.A58] + 1" office:value-type="float" office:value="57" calcext:value-type="float">
            <text:p>57</text:p>
          </table:table-cell>
          <table:table-cell table:formula="of:= (255/2)*SIN(2*PI() * [.A59]/256) + 255/2" office:value-type="float" office:value="253.12289940459" calcext:value-type="float">
            <text:p>253.12289940459</text:p>
          </table:table-cell>
          <table:table-cell table:formula="of:= ROUND([.B59])" office:value-type="float" office:value="253" calcext:value-type="float">
            <text:p>253</text:p>
          </table:table-cell>
        </table:table-row>
        <table:table-row table:style-name="ro1">
          <table:table-cell table:formula="of:= [.A59] + 1" office:value-type="float" office:value="58" calcext:value-type="float">
            <text:p>58</text:p>
          </table:table-cell>
          <table:table-cell table:formula="of:= (255/2)*SIN(2*PI() * [.A60]/256) + 255/2" office:value-type="float" office:value="253.62000502051" calcext:value-type="float">
            <text:p>253.62000502051</text:p>
          </table:table-cell>
          <table:table-cell table:formula="of:= ROUND([.B60])" office:value-type="float" office:value="254" calcext:value-type="float">
            <text:p>254</text:p>
          </table:table-cell>
        </table:table-row>
        <table:table-row table:style-name="ro1">
          <table:table-cell table:formula="of:= [.A60] + 1" office:value-type="float" office:value="59" calcext:value-type="float">
            <text:p>59</text:p>
          </table:table-cell>
          <table:table-cell table:formula="of:= (255/2)*SIN(2*PI() * [.A61]/256) + 255/2" office:value-type="float" office:value="254.041140661336" calcext:value-type="float">
            <text:p>254.041140661336</text:p>
          </table:table-cell>
          <table:table-cell table:formula="of:= ROUND([.B61])" office:value-type="float" office:value="254" calcext:value-type="float">
            <text:p>254</text:p>
          </table:table-cell>
        </table:table-row>
        <table:table-row table:style-name="ro1">
          <table:table-cell table:formula="of:= [.A61] + 1" office:value-type="float" office:value="60" calcext:value-type="float">
            <text:p>60</text:p>
          </table:table-cell>
          <table:table-cell table:formula="of:= (255/2)*SIN(2*PI() * [.A62]/256) + 255/2" office:value-type="float" office:value="254.386052650705" calcext:value-type="float">
            <text:p>254.386052650705</text:p>
          </table:table-cell>
          <table:table-cell table:formula="of:= ROUND([.B62])" office:value-type="float" office:value="254" calcext:value-type="float">
            <text:p>254</text:p>
          </table:table-cell>
        </table:table-row>
        <table:table-row table:style-name="ro1">
          <table:table-cell table:formula="of:= [.A62] + 1" office:value-type="float" office:value="61" calcext:value-type="float">
            <text:p>61</text:p>
          </table:table-cell>
          <table:table-cell table:formula="of:= (255/2)*SIN(2*PI() * [.A63]/256) + 255/2" office:value-type="float" office:value="254.654533226533" calcext:value-type="float">
            <text:p>254.654533226533</text:p>
          </table:table-cell>
          <table:table-cell table:formula="of:= ROUND([.B63])" office:value-type="float" office:value="255" calcext:value-type="float">
            <text:p>255</text:p>
          </table:table-cell>
        </table:table-row>
        <table:table-row table:style-name="ro1">
          <table:table-cell table:formula="of:= [.A63] + 1" office:value-type="float" office:value="62" calcext:value-type="float">
            <text:p>62</text:p>
          </table:table-cell>
          <table:table-cell table:formula="of:= (255/2)*SIN(2*PI() * [.A64]/256) + 255/2" office:value-type="float" office:value="254.846420666159" calcext:value-type="float">
            <text:p>254.846420666159</text:p>
          </table:table-cell>
          <table:table-cell table:formula="of:= ROUND([.B64])" office:value-type="float" office:value="255" calcext:value-type="float">
            <text:p>255</text:p>
          </table:table-cell>
        </table:table-row>
        <table:table-row table:style-name="ro1">
          <table:table-cell table:formula="of:= [.A64] + 1" office:value-type="float" office:value="63" calcext:value-type="float">
            <text:p>63</text:p>
          </table:table-cell>
          <table:table-cell table:formula="of:= (255/2)*SIN(2*PI() * [.A65]/256) + 255/2" office:value-type="float" office:value="254.961599383766" calcext:value-type="float">
            <text:p>254.961599383766</text:p>
          </table:table-cell>
          <table:table-cell table:formula="of:= ROUND([.B65])" office:value-type="float" office:value="255" calcext:value-type="float">
            <text:p>255</text:p>
          </table:table-cell>
        </table:table-row>
        <table:table-row table:style-name="ro1">
          <table:table-cell table:formula="of:= [.A65] + 1" office:value-type="float" office:value="64" calcext:value-type="float">
            <text:p>64</text:p>
          </table:table-cell>
          <table:table-cell table:formula="of:= (255/2)*SIN(2*PI() * [.A66]/256) + 255/2" office:value-type="float" office:value="255" calcext:value-type="float">
            <text:p>255</text:p>
          </table:table-cell>
          <table:table-cell table:formula="of:= ROUND([.B66])" office:value-type="float" office:value="255" calcext:value-type="float">
            <text:p>255</text:p>
          </table:table-cell>
        </table:table-row>
        <table:table-row table:style-name="ro1">
          <table:table-cell table:formula="of:= [.A66] + 1" office:value-type="float" office:value="65" calcext:value-type="float">
            <text:p>65</text:p>
          </table:table-cell>
          <table:table-cell table:formula="of:= (255/2)*SIN(2*PI() * [.A67]/256) + 255/2" office:value-type="float" office:value="254.961599383766" calcext:value-type="float">
            <text:p>254.961599383766</text:p>
          </table:table-cell>
          <table:table-cell table:formula="of:= ROUND([.B67])" office:value-type="float" office:value="255" calcext:value-type="float">
            <text:p>255</text:p>
          </table:table-cell>
        </table:table-row>
        <table:table-row table:style-name="ro1">
          <table:table-cell table:formula="of:= [.A67] + 1" office:value-type="float" office:value="66" calcext:value-type="float">
            <text:p>66</text:p>
          </table:table-cell>
          <table:table-cell table:formula="of:= (255/2)*SIN(2*PI() * [.A68]/256) + 255/2" office:value-type="float" office:value="254.846420666159" calcext:value-type="float">
            <text:p>254.846420666159</text:p>
          </table:table-cell>
          <table:table-cell table:formula="of:= ROUND([.B68])" office:value-type="float" office:value="255" calcext:value-type="float">
            <text:p>255</text:p>
          </table:table-cell>
        </table:table-row>
        <table:table-row table:style-name="ro1">
          <table:table-cell table:formula="of:= [.A68] + 1" office:value-type="float" office:value="67" calcext:value-type="float">
            <text:p>67</text:p>
          </table:table-cell>
          <table:table-cell table:formula="of:= (255/2)*SIN(2*PI() * [.A69]/256) + 255/2" office:value-type="float" office:value="254.654533226533" calcext:value-type="float">
            <text:p>254.654533226533</text:p>
          </table:table-cell>
          <table:table-cell table:formula="of:= ROUND([.B69])" office:value-type="float" office:value="255" calcext:value-type="float">
            <text:p>255</text:p>
          </table:table-cell>
        </table:table-row>
        <table:table-row table:style-name="ro1">
          <table:table-cell table:formula="of:= [.A69] + 1" office:value-type="float" office:value="68" calcext:value-type="float">
            <text:p>68</text:p>
          </table:table-cell>
          <table:table-cell table:formula="of:= (255/2)*SIN(2*PI() * [.A70]/256) + 255/2" office:value-type="float" office:value="254.386052650705" calcext:value-type="float">
            <text:p>254.386052650705</text:p>
          </table:table-cell>
          <table:table-cell table:formula="of:= ROUND([.B70])" office:value-type="float" office:value="254" calcext:value-type="float">
            <text:p>254</text:p>
          </table:table-cell>
        </table:table-row>
        <table:table-row table:style-name="ro1">
          <table:table-cell table:formula="of:= [.A70] + 1" office:value-type="float" office:value="69" calcext:value-type="float">
            <text:p>69</text:p>
          </table:table-cell>
          <table:table-cell table:formula="of:= (255/2)*SIN(2*PI() * [.A71]/256) + 255/2" office:value-type="float" office:value="254.041140661336" calcext:value-type="float">
            <text:p>254.041140661336</text:p>
          </table:table-cell>
          <table:table-cell table:formula="of:= ROUND([.B71])" office:value-type="float" office:value="254" calcext:value-type="float">
            <text:p>254</text:p>
          </table:table-cell>
        </table:table-row>
        <table:table-row table:style-name="ro1">
          <table:table-cell table:formula="of:= [.A71] + 1" office:value-type="float" office:value="70" calcext:value-type="float">
            <text:p>70</text:p>
          </table:table-cell>
          <table:table-cell table:formula="of:= (255/2)*SIN(2*PI() * [.A72]/256) + 255/2" office:value-type="float" office:value="253.62000502051" calcext:value-type="float">
            <text:p>253.62000502051</text:p>
          </table:table-cell>
          <table:table-cell table:formula="of:= ROUND([.B72])" office:value-type="float" office:value="254" calcext:value-type="float">
            <text:p>254</text:p>
          </table:table-cell>
        </table:table-row>
        <table:table-row table:style-name="ro1">
          <table:table-cell table:formula="of:= [.A72] + 1" office:value-type="float" office:value="71" calcext:value-type="float">
            <text:p>71</text:p>
          </table:table-cell>
          <table:table-cell table:formula="of:= (255/2)*SIN(2*PI() * [.A73]/256) + 255/2" office:value-type="float" office:value="253.12289940459" calcext:value-type="float">
            <text:p>253.12289940459</text:p>
          </table:table-cell>
          <table:table-cell table:formula="of:= ROUND([.B73])" office:value-type="float" office:value="253" calcext:value-type="float">
            <text:p>253</text:p>
          </table:table-cell>
        </table:table-row>
        <table:table-row table:style-name="ro1">
          <table:table-cell table:formula="of:= [.A73] + 1" office:value-type="float" office:value="72" calcext:value-type="float">
            <text:p>72</text:p>
          </table:table-cell>
          <table:table-cell table:formula="of:= (255/2)*SIN(2*PI() * [.A74]/256) + 255/2" office:value-type="float" office:value="252.550123251412" calcext:value-type="float">
            <text:p>252.550123251412</text:p>
          </table:table-cell>
          <table:table-cell table:formula="of:= ROUND([.B74])" office:value-type="float" office:value="253" calcext:value-type="float">
            <text:p>253</text:p>
          </table:table-cell>
        </table:table-row>
        <table:table-row table:style-name="ro1">
          <table:table-cell table:formula="of:= [.A74] + 1" office:value-type="float" office:value="73" calcext:value-type="float">
            <text:p>73</text:p>
          </table:table-cell>
          <table:table-cell table:formula="of:= (255/2)*SIN(2*PI() * [.A75]/256) + 255/2" office:value-type="float" office:value="251.902021579912" calcext:value-type="float">
            <text:p>251.902021579912</text:p>
          </table:table-cell>
          <table:table-cell table:formula="of:= ROUND([.B75])" office:value-type="float" office:value="252" calcext:value-type="float">
            <text:p>252</text:p>
          </table:table-cell>
        </table:table-row>
        <table:table-row table:style-name="ro1">
          <table:table-cell table:formula="of:= [.A75] + 1" office:value-type="float" office:value="74" calcext:value-type="float">
            <text:p>74</text:p>
          </table:table-cell>
          <table:table-cell table:formula="of:= (255/2)*SIN(2*PI() * [.A76]/256) + 255/2" office:value-type="float" office:value="251.178984782304" calcext:value-type="float">
            <text:p>251.178984782304</text:p>
          </table:table-cell>
          <table:table-cell table:formula="of:= ROUND([.B76])" office:value-type="float" office:value="251" calcext:value-type="float">
            <text:p>251</text:p>
          </table:table-cell>
        </table:table-row>
        <table:table-row table:style-name="ro1">
          <table:table-cell table:formula="of:= [.A76] + 1" office:value-type="float" office:value="75" calcext:value-type="float">
            <text:p>75</text:p>
          </table:table-cell>
          <table:table-cell table:formula="of:= (255/2)*SIN(2*PI() * [.A77]/256) + 255/2" office:value-type="float" office:value="250.381448388919" calcext:value-type="float">
            <text:p>250.381448388919</text:p>
          </table:table-cell>
          <table:table-cell table:formula="of:= ROUND([.B77])" office:value-type="float" office:value="250" calcext:value-type="float">
            <text:p>250</text:p>
          </table:table-cell>
        </table:table-row>
        <table:table-row table:style-name="ro1">
          <table:table-cell table:formula="of:= [.A77] + 1" office:value-type="float" office:value="76" calcext:value-type="float">
            <text:p>76</text:p>
          </table:table-cell>
          <table:table-cell table:formula="of:= (255/2)*SIN(2*PI() * [.A78]/256) + 255/2" office:value-type="float" office:value="249.509892805857" calcext:value-type="float">
            <text:p>249.509892805857</text:p>
          </table:table-cell>
          <table:table-cell table:formula="of:= ROUND([.B78])" office:value-type="float" office:value="250" calcext:value-type="float">
            <text:p>250</text:p>
          </table:table-cell>
        </table:table-row>
        <table:table-row table:style-name="ro1">
          <table:table-cell table:formula="of:= [.A78] + 1" office:value-type="float" office:value="77" calcext:value-type="float">
            <text:p>77</text:p>
          </table:table-cell>
          <table:table-cell table:formula="of:= (255/2)*SIN(2*PI() * [.A79]/256) + 255/2" office:value-type="float" office:value="248.564843025612" calcext:value-type="float">
            <text:p>248.564843025612</text:p>
          </table:table-cell>
          <table:table-cell table:formula="of:= ROUND([.B79])" office:value-type="float" office:value="249" calcext:value-type="float">
            <text:p>249</text:p>
          </table:table-cell>
        </table:table-row>
        <table:table-row table:style-name="ro1">
          <table:table-cell table:formula="of:= [.A79] + 1" office:value-type="float" office:value="78" calcext:value-type="float">
            <text:p>78</text:p>
          </table:table-cell>
          <table:table-cell table:formula="of:= (255/2)*SIN(2*PI() * [.A80]/256) + 255/2" office:value-type="float" office:value="247.546868310835" calcext:value-type="float">
            <text:p>247.546868310835</text:p>
          </table:table-cell>
          <table:table-cell table:formula="of:= ROUND([.B80])" office:value-type="float" office:value="248" calcext:value-type="float">
            <text:p>248</text:p>
          </table:table-cell>
        </table:table-row>
        <table:table-row table:style-name="ro1">
          <table:table-cell table:formula="of:= [.A80] + 1" office:value-type="float" office:value="79" calcext:value-type="float">
            <text:p>79</text:p>
          </table:table-cell>
          <table:table-cell table:formula="of:= (255/2)*SIN(2*PI() * [.A81]/256) + 255/2" office:value-type="float" office:value="246.456581851429" calcext:value-type="float">
            <text:p>246.456581851429</text:p>
          </table:table-cell>
          <table:table-cell table:formula="of:= ROUND([.B81])" office:value-type="float" office:value="246" calcext:value-type="float">
            <text:p>246</text:p>
          </table:table-cell>
        </table:table-row>
        <table:table-row table:style-name="ro1">
          <table:table-cell table:formula="of:= [.A81] + 1" office:value-type="float" office:value="80" calcext:value-type="float">
            <text:p>80</text:p>
          </table:table-cell>
          <table:table-cell table:formula="of:= (255/2)*SIN(2*PI() * [.A82]/256) + 255/2" office:value-type="float" office:value="245.294640395189" calcext:value-type="float">
            <text:p>245.294640395189</text:p>
          </table:table-cell>
          <table:table-cell table:formula="of:= ROUND([.B82])" office:value-type="float" office:value="245" calcext:value-type="float">
            <text:p>245</text:p>
          </table:table-cell>
        </table:table-row>
        <table:table-row table:style-name="ro1">
          <table:table-cell table:formula="of:= [.A82] + 1" office:value-type="float" office:value="81" calcext:value-type="float">
            <text:p>81</text:p>
          </table:table-cell>
          <table:table-cell table:formula="of:= (255/2)*SIN(2*PI() * [.A83]/256) + 255/2" office:value-type="float" office:value="244.0617438522" calcext:value-type="float">
            <text:p>244.0617438522</text:p>
          </table:table-cell>
          <table:table-cell table:formula="of:= ROUND([.B83])" office:value-type="float" office:value="244" calcext:value-type="float">
            <text:p>244</text:p>
          </table:table-cell>
        </table:table-row>
        <table:table-row table:style-name="ro1">
          <table:table-cell table:formula="of:= [.A83] + 1" office:value-type="float" office:value="82" calcext:value-type="float">
            <text:p>82</text:p>
          </table:table-cell>
          <table:table-cell table:formula="of:= (255/2)*SIN(2*PI() * [.A84]/256) + 255/2" office:value-type="float" office:value="242.758634873239" calcext:value-type="float">
            <text:p>242.758634873239</text:p>
          </table:table-cell>
          <table:table-cell table:formula="of:= ROUND([.B84])" office:value-type="float" office:value="243" calcext:value-type="float">
            <text:p>243</text:p>
          </table:table-cell>
        </table:table-row>
        <table:table-row table:style-name="ro1">
          <table:table-cell table:formula="of:= [.A84] + 1" office:value-type="float" office:value="83" calcext:value-type="float">
            <text:p>83</text:p>
          </table:table-cell>
          <table:table-cell table:formula="of:= (255/2)*SIN(2*PI() * [.A85]/256) + 255/2" office:value-type="float" office:value="241.386098402428" calcext:value-type="float">
            <text:p>241.386098402428</text:p>
          </table:table-cell>
          <table:table-cell table:formula="of:= ROUND([.B85])" office:value-type="float" office:value="241" calcext:value-type="float">
            <text:p>241</text:p>
          </table:table-cell>
        </table:table-row>
        <table:table-row table:style-name="ro1">
          <table:table-cell table:formula="of:= [.A85] + 1" office:value-type="float" office:value="84" calcext:value-type="float">
            <text:p>84</text:p>
          </table:table-cell>
          <table:table-cell table:formula="of:= (255/2)*SIN(2*PI() * [.A86]/256) + 255/2" office:value-type="float" office:value="239.944961204415" calcext:value-type="float">
            <text:p>239.944961204415</text:p>
          </table:table-cell>
          <table:table-cell table:formula="of:= ROUND([.B86])" office:value-type="float" office:value="240" calcext:value-type="float">
            <text:p>240</text:p>
          </table:table-cell>
        </table:table-row>
        <table:table-row table:style-name="ro1">
          <table:table-cell table:formula="of:= [.A86] + 1" office:value-type="float" office:value="85" calcext:value-type="float">
            <text:p>85</text:p>
          </table:table-cell>
          <table:table-cell table:formula="of:= (255/2)*SIN(2*PI() * [.A87]/256) + 255/2" office:value-type="float" office:value="238.436091366361" calcext:value-type="float">
            <text:p>238.436091366361</text:p>
          </table:table-cell>
          <table:table-cell table:formula="of:= ROUND([.B87])" office:value-type="float" office:value="238" calcext:value-type="float">
            <text:p>238</text:p>
          </table:table-cell>
        </table:table-row>
        <table:table-row table:style-name="ro1">
          <table:table-cell table:formula="of:= [.A87] + 1" office:value-type="float" office:value="86" calcext:value-type="float">
            <text:p>86</text:p>
          </table:table-cell>
          <table:table-cell table:formula="of:= (255/2)*SIN(2*PI() * [.A88]/256) + 255/2" office:value-type="float" office:value="236.860397775035" calcext:value-type="float">
            <text:p>236.860397775035</text:p>
          </table:table-cell>
          <table:table-cell table:formula="of:= ROUND([.B88])" office:value-type="float" office:value="237" calcext:value-type="float">
            <text:p>237</text:p>
          </table:table-cell>
        </table:table-row>
        <table:table-row table:style-name="ro1">
          <table:table-cell table:formula="of:= [.A88] + 1" office:value-type="float" office:value="87" calcext:value-type="float">
            <text:p>87</text:p>
          </table:table-cell>
          <table:table-cell table:formula="of:= (255/2)*SIN(2*PI() * [.A89]/256) + 255/2" office:value-type="float" office:value="235.218829569338" calcext:value-type="float">
            <text:p>235.218829569338</text:p>
          </table:table-cell>
          <table:table-cell table:formula="of:= ROUND([.B89])" office:value-type="float" office:value="235" calcext:value-type="float">
            <text:p>235</text:p>
          </table:table-cell>
        </table:table-row>
        <table:table-row table:style-name="ro1">
          <table:table-cell table:formula="of:= [.A89] + 1" office:value-type="float" office:value="88" calcext:value-type="float">
            <text:p>88</text:p>
          </table:table-cell>
          <table:table-cell table:formula="of:= (255/2)*SIN(2*PI() * [.A90]/256) + 255/2" office:value-type="float" office:value="233.512375568575" calcext:value-type="float">
            <text:p>233.512375568575</text:p>
          </table:table-cell>
          <table:table-cell table:formula="of:= ROUND([.B90])" office:value-type="float" office:value="234" calcext:value-type="float">
            <text:p>234</text:p>
          </table:table-cell>
        </table:table-row>
        <table:table-row table:style-name="ro1">
          <table:table-cell table:formula="of:= [.A90] + 1" office:value-type="float" office:value="89" calcext:value-type="float">
            <text:p>89</text:p>
          </table:table-cell>
          <table:table-cell table:formula="of:= (255/2)*SIN(2*PI() * [.A91]/256) + 255/2" office:value-type="float" office:value="231.742063676827" calcext:value-type="float">
            <text:p>231.742063676827</text:p>
          </table:table-cell>
          <table:table-cell table:formula="of:= ROUND([.B91])" office:value-type="float" office:value="232" calcext:value-type="float">
            <text:p>232</text:p>
          </table:table-cell>
        </table:table-row>
        <table:table-row table:style-name="ro1">
          <table:table-cell table:formula="of:= [.A91] + 1" office:value-type="float" office:value="90" calcext:value-type="float">
            <text:p>90</text:p>
          </table:table-cell>
          <table:table-cell table:formula="of:= (255/2)*SIN(2*PI() * [.A92]/256) + 255/2" office:value-type="float" office:value="229.908960263782" calcext:value-type="float">
            <text:p>229.908960263782</text:p>
          </table:table-cell>
          <table:table-cell table:formula="of:= ROUND([.B92])" office:value-type="float" office:value="230" calcext:value-type="float">
            <text:p>230</text:p>
          </table:table-cell>
        </table:table-row>
        <table:table-row table:style-name="ro1">
          <table:table-cell table:formula="of:= [.A92] + 1" office:value-type="float" office:value="91" calcext:value-type="float">
            <text:p>91</text:p>
          </table:table-cell>
          <table:table-cell table:formula="of:= (255/2)*SIN(2*PI() * [.A93]/256) + 255/2" office:value-type="float" office:value="228.014169522392" calcext:value-type="float">
            <text:p>228.014169522392</text:p>
          </table:table-cell>
          <table:table-cell table:formula="of:= ROUND([.B93])" office:value-type="float" office:value="228" calcext:value-type="float">
            <text:p>228</text:p>
          </table:table-cell>
        </table:table-row>
        <table:table-row table:style-name="ro1">
          <table:table-cell table:formula="of:= [.A93] + 1" office:value-type="float" office:value="92" calcext:value-type="float">
            <text:p>92</text:p>
          </table:table-cell>
          <table:table-cell table:formula="of:= (255/2)*SIN(2*PI() * [.A94]/256) + 255/2" office:value-type="float" office:value="226.058832803749" calcext:value-type="float">
            <text:p>226.058832803749</text:p>
          </table:table-cell>
          <table:table-cell table:formula="of:= ROUND([.B94])" office:value-type="float" office:value="226" calcext:value-type="float">
            <text:p>226</text:p>
          </table:table-cell>
        </table:table-row>
        <table:table-row table:style-name="ro1">
          <table:table-cell table:formula="of:= [.A94] + 1" office:value-type="float" office:value="93" calcext:value-type="float">
            <text:p>93</text:p>
          </table:table-cell>
          <table:table-cell table:formula="of:= (255/2)*SIN(2*PI() * [.A95]/256) + 255/2" office:value-type="float" office:value="224.044127929577" calcext:value-type="float">
            <text:p>224.044127929577</text:p>
          </table:table-cell>
          <table:table-cell table:formula="of:= ROUND([.B95])" office:value-type="float" office:value="224" calcext:value-type="float">
            <text:p>224</text:p>
          </table:table-cell>
        </table:table-row>
        <table:table-row table:style-name="ro1">
          <table:table-cell table:formula="of:= [.A95] + 1" office:value-type="float" office:value="94" calcext:value-type="float">
            <text:p>94</text:p>
          </table:table-cell>
          <table:table-cell table:formula="of:= (255/2)*SIN(2*PI() * [.A96]/256) + 255/2" office:value-type="float" office:value="221.971268482757" calcext:value-type="float">
            <text:p>221.971268482757</text:p>
          </table:table-cell>
          <table:table-cell table:formula="of:= ROUND([.B96])" office:value-type="float" office:value="222" calcext:value-type="float">
            <text:p>222</text:p>
          </table:table-cell>
        </table:table-row>
        <table:table-row table:style-name="ro1">
          <table:table-cell table:formula="of:= [.A96] + 1" office:value-type="float" office:value="95" calcext:value-type="float">
            <text:p>95</text:p>
          </table:table-cell>
          <table:table-cell table:formula="of:= (255/2)*SIN(2*PI() * [.A97]/256) + 255/2" office:value-type="float" office:value="219.841503076312" calcext:value-type="float">
            <text:p>219.841503076312</text:p>
          </table:table-cell>
          <table:table-cell table:formula="of:= ROUND([.B97])" office:value-type="float" office:value="220" calcext:value-type="float">
            <text:p>220</text:p>
          </table:table-cell>
        </table:table-row>
        <table:table-row table:style-name="ro1">
          <table:table-cell table:formula="of:= [.A97] + 1" office:value-type="float" office:value="96" calcext:value-type="float">
            <text:p>96</text:p>
          </table:table-cell>
          <table:table-cell table:formula="of:= (255/2)*SIN(2*PI() * [.A98]/256) + 255/2" office:value-type="float" office:value="217.656114601285" calcext:value-type="float">
            <text:p>217.656114601285</text:p>
          </table:table-cell>
          <table:table-cell table:formula="of:= ROUND([.B98])" office:value-type="float" office:value="218" calcext:value-type="float">
            <text:p>218</text:p>
          </table:table-cell>
        </table:table-row>
        <table:table-row table:style-name="ro1">
          <table:table-cell table:formula="of:= [.A98] + 1" office:value-type="float" office:value="97" calcext:value-type="float">
            <text:p>97</text:p>
          </table:table-cell>
          <table:table-cell table:formula="of:= (255/2)*SIN(2*PI() * [.A99]/256) + 255/2" office:value-type="float" office:value="215.416419453976" calcext:value-type="float">
            <text:p>215.416419453976</text:p>
          </table:table-cell>
          <table:table-cell table:formula="of:= ROUND([.B99])" office:value-type="float" office:value="215" calcext:value-type="float">
            <text:p>215</text:p>
          </table:table-cell>
        </table:table-row>
        <table:table-row table:style-name="ro1">
          <table:table-cell table:formula="of:= [.A99] + 1" office:value-type="float" office:value="98" calcext:value-type="float">
            <text:p>98</text:p>
          </table:table-cell>
          <table:table-cell table:formula="of:= (255/2)*SIN(2*PI() * [.A100]/256) + 255/2" office:value-type="float" office:value="213.123766742995" calcext:value-type="float">
            <text:p>213.123766742995</text:p>
          </table:table-cell>
          <table:table-cell table:formula="of:= ROUND([.B100])" office:value-type="float" office:value="213" calcext:value-type="float">
            <text:p>213</text:p>
          </table:table-cell>
        </table:table-row>
        <table:table-row table:style-name="ro1">
          <table:table-cell table:formula="of:= [.A100] + 1" office:value-type="float" office:value="99" calcext:value-type="float">
            <text:p>99</text:p>
          </table:table-cell>
          <table:table-cell table:formula="of:= (255/2)*SIN(2*PI() * [.A101]/256) + 255/2" office:value-type="float" office:value="210.779537476607" calcext:value-type="float">
            <text:p>210.779537476607</text:p>
          </table:table-cell>
          <table:table-cell table:formula="of:= ROUND([.B101])" office:value-type="float" office:value="211" calcext:value-type="float">
            <text:p>211</text:p>
          </table:table-cell>
        </table:table-row>
        <table:table-row table:style-name="ro1">
          <table:table-cell table:formula="of:= [.A101] + 1" office:value-type="float" office:value="100" calcext:value-type="float">
            <text:p>100</text:p>
          </table:table-cell>
          <table:table-cell table:formula="of:= (255/2)*SIN(2*PI() * [.A102]/256) + 255/2" office:value-type="float" office:value="208.385143730865" calcext:value-type="float">
            <text:p>208.385143730865</text:p>
          </table:table-cell>
          <table:table-cell table:formula="of:= ROUND([.B102])" office:value-type="float" office:value="208" calcext:value-type="float">
            <text:p>208</text:p>
          </table:table-cell>
        </table:table-row>
        <table:table-row table:style-name="ro1">
          <table:table-cell table:formula="of:= [.A102] + 1" office:value-type="float" office:value="101" calcext:value-type="float">
            <text:p>101</text:p>
          </table:table-cell>
          <table:table-cell table:formula="of:= (255/2)*SIN(2*PI() * [.A103]/256) + 255/2" office:value-type="float" office:value="205.94202779903" calcext:value-type="float">
            <text:p>205.94202779903</text:p>
          </table:table-cell>
          <table:table-cell table:formula="of:= ROUND([.B103])" office:value-type="float" office:value="206" calcext:value-type="float">
            <text:p>206</text:p>
          </table:table-cell>
        </table:table-row>
        <table:table-row table:style-name="ro1">
          <table:table-cell table:formula="of:= [.A103] + 1" office:value-type="float" office:value="102" calcext:value-type="float">
            <text:p>102</text:p>
          </table:table-cell>
          <table:table-cell table:formula="of:= (255/2)*SIN(2*PI() * [.A104]/256) + 255/2" office:value-type="float" office:value="203.451661322785" calcext:value-type="float">
            <text:p>203.451661322785</text:p>
          </table:table-cell>
          <table:table-cell table:formula="of:= ROUND([.B104])" office:value-type="float" office:value="203" calcext:value-type="float">
            <text:p>203</text:p>
          </table:table-cell>
        </table:table-row>
        <table:table-row table:style-name="ro1">
          <table:table-cell table:formula="of:= [.A104] + 1" office:value-type="float" office:value="103" calcext:value-type="float">
            <text:p>103</text:p>
          </table:table-cell>
          <table:table-cell table:formula="of:= (255/2)*SIN(2*PI() * [.A105]/256) + 255/2" office:value-type="float" office:value="200.915544405775" calcext:value-type="float">
            <text:p>200.915544405775</text:p>
          </table:table-cell>
          <table:table-cell table:formula="of:= ROUND([.B105])" office:value-type="float" office:value="201" calcext:value-type="float">
            <text:p>201</text:p>
          </table:table-cell>
        </table:table-row>
        <table:table-row table:style-name="ro1">
          <table:table-cell table:formula="of:= [.A105] + 1" office:value-type="float" office:value="104" calcext:value-type="float">
            <text:p>104</text:p>
          </table:table-cell>
          <table:table-cell table:formula="of:= (255/2)*SIN(2*PI() * [.A106]/256) + 255/2" office:value-type="float" office:value="198.335204709999" calcext:value-type="float">
            <text:p>198.335204709999</text:p>
          </table:table-cell>
          <table:table-cell table:formula="of:= ROUND([.B106])" office:value-type="float" office:value="198" calcext:value-type="float">
            <text:p>198</text:p>
          </table:table-cell>
        </table:table-row>
        <table:table-row table:style-name="ro1">
          <table:table-cell table:formula="of:= [.A106] + 1" office:value-type="float" office:value="105" calcext:value-type="float">
            <text:p>105</text:p>
          </table:table-cell>
          <table:table-cell table:formula="of:= (255/2)*SIN(2*PI() * [.A107]/256) + 255/2" office:value-type="float" office:value="195.712196535605" calcext:value-type="float">
            <text:p>195.712196535605</text:p>
          </table:table-cell>
          <table:table-cell table:formula="of:= ROUND([.B107])" office:value-type="float" office:value="196" calcext:value-type="float">
            <text:p>196</text:p>
          </table:table-cell>
        </table:table-row>
        <table:table-row table:style-name="ro1">
          <table:table-cell table:formula="of:= [.A107] + 1" office:value-type="float" office:value="106" calcext:value-type="float">
            <text:p>106</text:p>
          </table:table-cell>
          <table:table-cell table:formula="of:= (255/2)*SIN(2*PI() * [.A108]/256) + 255/2" office:value-type="float" office:value="193.048099884636" calcext:value-type="float">
            <text:p>193.048099884636</text:p>
          </table:table-cell>
          <table:table-cell table:formula="of:= ROUND([.B108])" office:value-type="float" office:value="193" calcext:value-type="float">
            <text:p>193</text:p>
          </table:table-cell>
        </table:table-row>
        <table:table-row table:style-name="ro1">
          <table:table-cell table:formula="of:= [.A108] + 1" office:value-type="float" office:value="107" calcext:value-type="float">
            <text:p>107</text:p>
          </table:table-cell>
          <table:table-cell table:formula="of:= (255/2)*SIN(2*PI() * [.A109]/256) + 255/2" office:value-type="float" office:value="190.344519509297" calcext:value-type="float">
            <text:p>190.344519509297</text:p>
          </table:table-cell>
          <table:table-cell table:formula="of:= ROUND([.B109])" office:value-type="float" office:value="190" calcext:value-type="float">
            <text:p>190</text:p>
          </table:table-cell>
        </table:table-row>
        <table:table-row table:style-name="ro1">
          <table:table-cell table:formula="of:= [.A109] + 1" office:value-type="float" office:value="108" calcext:value-type="float">
            <text:p>108</text:p>
          </table:table-cell>
          <table:table-cell table:formula="of:= (255/2)*SIN(2*PI() * [.A110]/256) + 255/2" office:value-type="float" office:value="187.603083945315" calcext:value-type="float">
            <text:p>187.603083945315</text:p>
          </table:table-cell>
          <table:table-cell table:formula="of:= ROUND([.B110])" office:value-type="float" office:value="188" calcext:value-type="float">
            <text:p>188</text:p>
          </table:table-cell>
        </table:table-row>
        <table:table-row table:style-name="ro1">
          <table:table-cell table:formula="of:= [.A110] + 1" office:value-type="float" office:value="109" calcext:value-type="float">
            <text:p>109</text:p>
          </table:table-cell>
          <table:table-cell table:formula="of:= (255/2)*SIN(2*PI() * [.A111]/256) + 255/2" office:value-type="float" office:value="184.825444530962" calcext:value-type="float">
            <text:p>184.825444530962</text:p>
          </table:table-cell>
          <table:table-cell table:formula="of:= ROUND([.B111])" office:value-type="float" office:value="185" calcext:value-type="float">
            <text:p>185</text:p>
          </table:table-cell>
        </table:table-row>
        <table:table-row table:style-name="ro1">
          <table:table-cell table:formula="of:= [.A111] + 1" office:value-type="float" office:value="110" calcext:value-type="float">
            <text:p>110</text:p>
          </table:table-cell>
          <table:table-cell table:formula="of:= (255/2)*SIN(2*PI() * [.A112]/256) + 255/2" office:value-type="float" office:value="182.013274412361" calcext:value-type="float">
            <text:p>182.013274412361</text:p>
          </table:table-cell>
          <table:table-cell table:formula="of:= ROUND([.B112])" office:value-type="float" office:value="182" calcext:value-type="float">
            <text:p>182</text:p>
          </table:table-cell>
        </table:table-row>
        <table:table-row table:style-name="ro1">
          <table:table-cell table:formula="of:= [.A112] + 1" office:value-type="float" office:value="111" calcext:value-type="float">
            <text:p>111</text:p>
          </table:table-cell>
          <table:table-cell table:formula="of:= (255/2)*SIN(2*PI() * [.A113]/256) + 255/2" office:value-type="float" office:value="179.168267535636" calcext:value-type="float">
            <text:p>179.168267535636</text:p>
          </table:table-cell>
          <table:table-cell table:formula="of:= ROUND([.B113])" office:value-type="float" office:value="179" calcext:value-type="float">
            <text:p>179</text:p>
          </table:table-cell>
        </table:table-row>
        <table:table-row table:style-name="ro1">
          <table:table-cell table:formula="of:= [.A113] + 1" office:value-type="float" office:value="112" calcext:value-type="float">
            <text:p>112</text:p>
          </table:table-cell>
          <table:table-cell table:formula="of:= (255/2)*SIN(2*PI() * [.A114]/256) + 255/2" office:value-type="float" office:value="176.292137626549" calcext:value-type="float">
            <text:p>176.292137626549</text:p>
          </table:table-cell>
          <table:table-cell table:formula="of:= ROUND([.B114])" office:value-type="float" office:value="176" calcext:value-type="float">
            <text:p>176</text:p>
          </table:table-cell>
        </table:table-row>
        <table:table-row table:style-name="ro1">
          <table:table-cell table:formula="of:= [.A114] + 1" office:value-type="float" office:value="113" calcext:value-type="float">
            <text:p>113</text:p>
          </table:table-cell>
          <table:table-cell table:formula="of:= (255/2)*SIN(2*PI() * [.A115]/256) + 255/2" office:value-type="float" office:value="173.386617158211" calcext:value-type="float">
            <text:p>173.386617158211</text:p>
          </table:table-cell>
          <table:table-cell table:formula="of:= ROUND([.B115])" office:value-type="float" office:value="173" calcext:value-type="float">
            <text:p>173</text:p>
          </table:table-cell>
        </table:table-row>
        <table:table-row table:style-name="ro1">
          <table:table-cell table:formula="of:= [.A115] + 1" office:value-type="float" office:value="114" calcext:value-type="float">
            <text:p>114</text:p>
          </table:table-cell>
          <table:table-cell table:formula="of:= (255/2)*SIN(2*PI() * [.A116]/256) + 255/2" office:value-type="float" office:value="170.453456307508" calcext:value-type="float">
            <text:p>170.453456307508</text:p>
          </table:table-cell>
          <table:table-cell table:formula="of:= ROUND([.B116])" office:value-type="float" office:value="170" calcext:value-type="float">
            <text:p>170</text:p>
          </table:table-cell>
        </table:table-row>
        <table:table-row table:style-name="ro1">
          <table:table-cell table:formula="of:= [.A116] + 1" office:value-type="float" office:value="115" calcext:value-type="float">
            <text:p>115</text:p>
          </table:table-cell>
          <table:table-cell table:formula="of:= (255/2)*SIN(2*PI() * [.A117]/256) + 255/2" office:value-type="float" office:value="167.494421900859" calcext:value-type="float">
            <text:p>167.494421900859</text:p>
          </table:table-cell>
          <table:table-cell table:formula="of:= ROUND([.B117])" office:value-type="float" office:value="167" calcext:value-type="float">
            <text:p>167</text:p>
          </table:table-cell>
        </table:table-row>
        <table:table-row table:style-name="ro1">
          <table:table-cell table:formula="of:= [.A117] + 1" office:value-type="float" office:value="116" calcext:value-type="float">
            <text:p>116</text:p>
          </table:table-cell>
          <table:table-cell table:formula="of:= (255/2)*SIN(2*PI() * [.A118]/256) + 255/2" office:value-type="float" office:value="164.511296349944" calcext:value-type="float">
            <text:p>164.511296349944</text:p>
          </table:table-cell>
          <table:table-cell table:formula="of:= ROUND([.B118])" office:value-type="float" office:value="165" calcext:value-type="float">
            <text:p>165</text:p>
          </table:table-cell>
        </table:table-row>
        <table:table-row table:style-name="ro1">
          <table:table-cell table:formula="of:= [.A118] + 1" office:value-type="float" office:value="117" calcext:value-type="float">
            <text:p>117</text:p>
          </table:table-cell>
          <table:table-cell table:formula="of:= (255/2)*SIN(2*PI() * [.A119]/256) + 255/2" office:value-type="float" office:value="161.50587657805" calcext:value-type="float">
            <text:p>161.50587657805</text:p>
          </table:table-cell>
          <table:table-cell table:formula="of:= ROUND([.B119])" office:value-type="float" office:value="162" calcext:value-type="float">
            <text:p>162</text:p>
          </table:table-cell>
        </table:table-row>
        <table:table-row table:style-name="ro1">
          <table:table-cell table:formula="of:= [.A119] + 1" office:value-type="float" office:value="118" calcext:value-type="float">
            <text:p>118</text:p>
          </table:table-cell>
          <table:table-cell table:formula="of:= (255/2)*SIN(2*PI() * [.A120]/256) + 255/2" office:value-type="float" office:value="158.479972937666" calcext:value-type="float">
            <text:p>158.479972937666</text:p>
          </table:table-cell>
          <table:table-cell table:formula="of:= ROUND([.B120])" office:value-type="float" office:value="158" calcext:value-type="float">
            <text:p>158</text:p>
          </table:table-cell>
        </table:table-row>
        <table:table-row table:style-name="ro1">
          <table:table-cell table:formula="of:= [.A120] + 1" office:value-type="float" office:value="119" calcext:value-type="float">
            <text:p>119</text:p>
          </table:table-cell>
          <table:table-cell table:formula="of:= (255/2)*SIN(2*PI() * [.A121]/256) + 255/2" office:value-type="float" office:value="155.435408120001" calcext:value-type="float">
            <text:p>155.435408120001</text:p>
          </table:table-cell>
          <table:table-cell table:formula="of:= ROUND([.B121])" office:value-type="float" office:value="155" calcext:value-type="float">
            <text:p>155</text:p>
          </table:table-cell>
        </table:table-row>
        <table:table-row table:style-name="ro1">
          <table:table-cell table:formula="of:= [.A121] + 1" office:value-type="float" office:value="120" calcext:value-type="float">
            <text:p>120</text:p>
          </table:table-cell>
          <table:table-cell table:formula="of:= (255/2)*SIN(2*PI() * [.A122]/256) + 255/2" office:value-type="float" office:value="152.374016057056" calcext:value-type="float">
            <text:p>152.374016057056</text:p>
          </table:table-cell>
          <table:table-cell table:formula="of:= ROUND([.B122])" office:value-type="float" office:value="152" calcext:value-type="float">
            <text:p>152</text:p>
          </table:table-cell>
        </table:table-row>
        <table:table-row table:style-name="ro1">
          <table:table-cell table:formula="of:= [.A122] + 1" office:value-type="float" office:value="121" calcext:value-type="float">
            <text:p>121</text:p>
          </table:table-cell>
          <table:table-cell table:formula="of:= (255/2)*SIN(2*PI() * [.A123]/256) + 255/2" office:value-type="float" office:value="149.297640816938" calcext:value-type="float">
            <text:p>149.297640816938</text:p>
          </table:table-cell>
          <table:table-cell table:formula="of:= ROUND([.B123])" office:value-type="float" office:value="149" calcext:value-type="float">
            <text:p>149</text:p>
          </table:table-cell>
        </table:table-row>
        <table:table-row table:style-name="ro1">
          <table:table-cell table:formula="of:= [.A123] + 1" office:value-type="float" office:value="122" calcext:value-type="float">
            <text:p>122</text:p>
          </table:table-cell>
          <table:table-cell table:formula="of:= (255/2)*SIN(2*PI() * [.A124]/256) + 255/2" office:value-type="float" office:value="146.208135493059" calcext:value-type="float">
            <text:p>146.208135493059</text:p>
          </table:table-cell>
          <table:table-cell table:formula="of:= ROUND([.B124])" office:value-type="float" office:value="146" calcext:value-type="float">
            <text:p>146</text:p>
          </table:table-cell>
        </table:table-row>
        <table:table-row table:style-name="ro1">
          <table:table-cell table:formula="of:= [.A124] + 1" office:value-type="float" office:value="123" calcext:value-type="float">
            <text:p>123</text:p>
          </table:table-cell>
          <table:table-cell table:formula="of:= (255/2)*SIN(2*PI() * [.A125]/256) + 255/2" office:value-type="float" office:value="143.1073610879" calcext:value-type="float">
            <text:p>143.1073610879</text:p>
          </table:table-cell>
          <table:table-cell table:formula="of:= ROUND([.B125])" office:value-type="float" office:value="143" calcext:value-type="float">
            <text:p>143</text:p>
          </table:table-cell>
        </table:table-row>
        <table:table-row table:style-name="ro1">
          <table:table-cell table:formula="of:= [.A125] + 1" office:value-type="float" office:value="124" calcext:value-type="float">
            <text:p>124</text:p>
          </table:table-cell>
          <table:table-cell table:formula="of:= (255/2)*SIN(2*PI() * [.A126]/256) + 255/2" office:value-type="float" office:value="139.997185392019" calcext:value-type="float">
            <text:p>139.997185392019</text:p>
          </table:table-cell>
          <table:table-cell table:formula="of:= ROUND([.B126])" office:value-type="float" office:value="140" calcext:value-type="float">
            <text:p>140</text:p>
          </table:table-cell>
        </table:table-row>
        <table:table-row table:style-name="ro1">
          <table:table-cell table:formula="of:= [.A126] + 1" office:value-type="float" office:value="125" calcext:value-type="float">
            <text:p>125</text:p>
          </table:table-cell>
          <table:table-cell table:formula="of:= (255/2)*SIN(2*PI() * [.A127]/256) + 255/2" office:value-type="float" office:value="136.879481858958" calcext:value-type="float">
            <text:p>136.879481858958</text:p>
          </table:table-cell>
          <table:table-cell table:formula="of:= ROUND([.B127])" office:value-type="float" office:value="137" calcext:value-type="float">
            <text:p>137</text:p>
          </table:table-cell>
        </table:table-row>
        <table:table-row table:style-name="ro1">
          <table:table-cell table:formula="of:= [.A127] + 1" office:value-type="float" office:value="126" calcext:value-type="float">
            <text:p>126</text:p>
          </table:table-cell>
          <table:table-cell table:formula="of:= (255/2)*SIN(2*PI() * [.A128]/256) + 255/2" office:value-type="float" office:value="133.756128476746" calcext:value-type="float">
            <text:p>133.756128476746</text:p>
          </table:table-cell>
          <table:table-cell table:formula="of:= ROUND([.B128])" office:value-type="float" office:value="134" calcext:value-type="float">
            <text:p>134</text:p>
          </table:table-cell>
        </table:table-row>
        <table:table-row table:style-name="ro1">
          <table:table-cell table:formula="of:= [.A128] + 1" office:value-type="float" office:value="127" calcext:value-type="float">
            <text:p>127</text:p>
          </table:table-cell>
          <table:table-cell table:formula="of:= (255/2)*SIN(2*PI() * [.A129]/256) + 255/2" office:value-type="float" office:value="130.629006636671" calcext:value-type="float">
            <text:p>130.629006636671</text:p>
          </table:table-cell>
          <table:table-cell table:formula="of:= ROUND([.B129])" office:value-type="float" office:value="131" calcext:value-type="float">
            <text:p>131</text:p>
          </table:table-cell>
        </table:table-row>
        <table:table-row table:style-name="ro1">
          <table:table-cell table:formula="of:= [.A129] + 1" office:value-type="float" office:value="128" calcext:value-type="float">
            <text:p>128</text:p>
          </table:table-cell>
          <table:table-cell table:formula="of:= (255/2)*SIN(2*PI() * [.A130]/256) + 255/2" office:value-type="float" office:value="127.5" calcext:value-type="float">
            <text:p>127.5</text:p>
          </table:table-cell>
          <table:table-cell table:formula="of:= ROUND([.B130])" office:value-type="float" office:value="128" calcext:value-type="float">
            <text:p>128</text:p>
          </table:table-cell>
        </table:table-row>
        <table:table-row table:style-name="ro1">
          <table:table-cell table:formula="of:= [.A130] + 1" office:value-type="float" office:value="129" calcext:value-type="float">
            <text:p>129</text:p>
          </table:table-cell>
          <table:table-cell table:formula="of:= (255/2)*SIN(2*PI() * [.A131]/256) + 255/2" office:value-type="float" office:value="124.370993363329" calcext:value-type="float">
            <text:p>124.370993363329</text:p>
          </table:table-cell>
          <table:table-cell table:formula="of:= ROUND([.B131])" office:value-type="float" office:value="124" calcext:value-type="float">
            <text:p>124</text:p>
          </table:table-cell>
        </table:table-row>
        <table:table-row table:style-name="ro1">
          <table:table-cell table:formula="of:= [.A131] + 1" office:value-type="float" office:value="130" calcext:value-type="float">
            <text:p>130</text:p>
          </table:table-cell>
          <table:table-cell table:formula="of:= (255/2)*SIN(2*PI() * [.A132]/256) + 255/2" office:value-type="float" office:value="121.243871523254" calcext:value-type="float">
            <text:p>121.243871523254</text:p>
          </table:table-cell>
          <table:table-cell table:formula="of:= ROUND([.B132])" office:value-type="float" office:value="121" calcext:value-type="float">
            <text:p>121</text:p>
          </table:table-cell>
        </table:table-row>
        <table:table-row table:style-name="ro1">
          <table:table-cell table:formula="of:= [.A132] + 1" office:value-type="float" office:value="131" calcext:value-type="float">
            <text:p>131</text:p>
          </table:table-cell>
          <table:table-cell table:formula="of:= (255/2)*SIN(2*PI() * [.A133]/256) + 255/2" office:value-type="float" office:value="118.120518141042" calcext:value-type="float">
            <text:p>118.120518141042</text:p>
          </table:table-cell>
          <table:table-cell table:formula="of:= ROUND([.B133])" office:value-type="float" office:value="118" calcext:value-type="float">
            <text:p>118</text:p>
          </table:table-cell>
        </table:table-row>
        <table:table-row table:style-name="ro1">
          <table:table-cell table:formula="of:= [.A133] + 1" office:value-type="float" office:value="132" calcext:value-type="float">
            <text:p>132</text:p>
          </table:table-cell>
          <table:table-cell table:formula="of:= (255/2)*SIN(2*PI() * [.A134]/256) + 255/2" office:value-type="float" office:value="115.002814607981" calcext:value-type="float">
            <text:p>115.002814607981</text:p>
          </table:table-cell>
          <table:table-cell table:formula="of:= ROUND([.B134])" office:value-type="float" office:value="115" calcext:value-type="float">
            <text:p>115</text:p>
          </table:table-cell>
        </table:table-row>
        <table:table-row table:style-name="ro1">
          <table:table-cell table:formula="of:= [.A134] + 1" office:value-type="float" office:value="133" calcext:value-type="float">
            <text:p>133</text:p>
          </table:table-cell>
          <table:table-cell table:formula="of:= (255/2)*SIN(2*PI() * [.A135]/256) + 255/2" office:value-type="float" office:value="111.8926389121" calcext:value-type="float">
            <text:p>111.8926389121</text:p>
          </table:table-cell>
          <table:table-cell table:formula="of:= ROUND([.B135])" office:value-type="float" office:value="112" calcext:value-type="float">
            <text:p>112</text:p>
          </table:table-cell>
        </table:table-row>
        <table:table-row table:style-name="ro1">
          <table:table-cell table:formula="of:= [.A135] + 1" office:value-type="float" office:value="134" calcext:value-type="float">
            <text:p>134</text:p>
          </table:table-cell>
          <table:table-cell table:formula="of:= (255/2)*SIN(2*PI() * [.A136]/256) + 255/2" office:value-type="float" office:value="108.791864506941" calcext:value-type="float">
            <text:p>108.791864506941</text:p>
          </table:table-cell>
          <table:table-cell table:formula="of:= ROUND([.B136])" office:value-type="float" office:value="109" calcext:value-type="float">
            <text:p>109</text:p>
          </table:table-cell>
        </table:table-row>
        <table:table-row table:style-name="ro1">
          <table:table-cell table:formula="of:= [.A136] + 1" office:value-type="float" office:value="135" calcext:value-type="float">
            <text:p>135</text:p>
          </table:table-cell>
          <table:table-cell table:formula="of:= (255/2)*SIN(2*PI() * [.A137]/256) + 255/2" office:value-type="float" office:value="105.702359183062" calcext:value-type="float">
            <text:p>105.702359183062</text:p>
          </table:table-cell>
          <table:table-cell table:formula="of:= ROUND([.B137])" office:value-type="float" office:value="106" calcext:value-type="float">
            <text:p>106</text:p>
          </table:table-cell>
        </table:table-row>
        <table:table-row table:style-name="ro1">
          <table:table-cell table:formula="of:= [.A137] + 1" office:value-type="float" office:value="136" calcext:value-type="float">
            <text:p>136</text:p>
          </table:table-cell>
          <table:table-cell table:formula="of:= (255/2)*SIN(2*PI() * [.A138]/256) + 255/2" office:value-type="float" office:value="102.625983942944" calcext:value-type="float">
            <text:p>102.625983942944</text:p>
          </table:table-cell>
          <table:table-cell table:formula="of:= ROUND([.B138])" office:value-type="float" office:value="103" calcext:value-type="float">
            <text:p>103</text:p>
          </table:table-cell>
        </table:table-row>
        <table:table-row table:style-name="ro1">
          <table:table-cell table:formula="of:= [.A138] + 1" office:value-type="float" office:value="137" calcext:value-type="float">
            <text:p>137</text:p>
          </table:table-cell>
          <table:table-cell table:formula="of:= (255/2)*SIN(2*PI() * [.A139]/256) + 255/2" office:value-type="float" office:value="99.5645918799991" calcext:value-type="float">
            <text:p>99.5645918799991</text:p>
          </table:table-cell>
          <table:table-cell table:formula="of:= ROUND([.B139])" office:value-type="float" office:value="100" calcext:value-type="float">
            <text:p>100</text:p>
          </table:table-cell>
        </table:table-row>
        <table:table-row table:style-name="ro1">
          <table:table-cell table:formula="of:= [.A139] + 1" office:value-type="float" office:value="138" calcext:value-type="float">
            <text:p>138</text:p>
          </table:table-cell>
          <table:table-cell table:formula="of:= (255/2)*SIN(2*PI() * [.A140]/256) + 255/2" office:value-type="float" office:value="96.5200270623339" calcext:value-type="float">
            <text:p>96.5200270623339</text:p>
          </table:table-cell>
          <table:table-cell table:formula="of:= ROUND([.B140])" office:value-type="float" office:value="97" calcext:value-type="float">
            <text:p>97</text:p>
          </table:table-cell>
        </table:table-row>
        <table:table-row table:style-name="ro1">
          <table:table-cell table:formula="of:= [.A140] + 1" office:value-type="float" office:value="139" calcext:value-type="float">
            <text:p>139</text:p>
          </table:table-cell>
          <table:table-cell table:formula="of:= (255/2)*SIN(2*PI() * [.A141]/256) + 255/2" office:value-type="float" office:value="93.4941234219505" calcext:value-type="float">
            <text:p>93.4941234219505</text:p>
          </table:table-cell>
          <table:table-cell table:formula="of:= ROUND([.B141])" office:value-type="float" office:value="93" calcext:value-type="float">
            <text:p>93</text:p>
          </table:table-cell>
        </table:table-row>
        <table:table-row table:style-name="ro1">
          <table:table-cell table:formula="of:= [.A141] + 1" office:value-type="float" office:value="140" calcext:value-type="float">
            <text:p>140</text:p>
          </table:table-cell>
          <table:table-cell table:formula="of:= (255/2)*SIN(2*PI() * [.A142]/256) + 255/2" office:value-type="float" office:value="90.4887036500561" calcext:value-type="float">
            <text:p>90.4887036500561</text:p>
          </table:table-cell>
          <table:table-cell table:formula="of:= ROUND([.B142])" office:value-type="float" office:value="90" calcext:value-type="float">
            <text:p>90</text:p>
          </table:table-cell>
        </table:table-row>
        <table:table-row table:style-name="ro1">
          <table:table-cell table:formula="of:= [.A142] + 1" office:value-type="float" office:value="141" calcext:value-type="float">
            <text:p>141</text:p>
          </table:table-cell>
          <table:table-cell table:formula="of:= (255/2)*SIN(2*PI() * [.A143]/256) + 255/2" office:value-type="float" office:value="87.5055780991414" calcext:value-type="float">
            <text:p>87.5055780991414</text:p>
          </table:table-cell>
          <table:table-cell table:formula="of:= ROUND([.B143])" office:value-type="float" office:value="88" calcext:value-type="float">
            <text:p>88</text:p>
          </table:table-cell>
        </table:table-row>
        <table:table-row table:style-name="ro1">
          <table:table-cell table:formula="of:= [.A143] + 1" office:value-type="float" office:value="142" calcext:value-type="float">
            <text:p>142</text:p>
          </table:table-cell>
          <table:table-cell table:formula="of:= (255/2)*SIN(2*PI() * [.A144]/256) + 255/2" office:value-type="float" office:value="84.5465436924919" calcext:value-type="float">
            <text:p>84.5465436924919</text:p>
          </table:table-cell>
          <table:table-cell table:formula="of:= ROUND([.B144])" office:value-type="float" office:value="85" calcext:value-type="float">
            <text:p>85</text:p>
          </table:table-cell>
        </table:table-row>
        <table:table-row table:style-name="ro1">
          <table:table-cell table:formula="of:= [.A144] + 1" office:value-type="float" office:value="143" calcext:value-type="float">
            <text:p>143</text:p>
          </table:table-cell>
          <table:table-cell table:formula="of:= (255/2)*SIN(2*PI() * [.A145]/256) + 255/2" office:value-type="float" office:value="81.613382841789" calcext:value-type="float">
            <text:p>81.613382841789</text:p>
          </table:table-cell>
          <table:table-cell table:formula="of:= ROUND([.B145])" office:value-type="float" office:value="82" calcext:value-type="float">
            <text:p>82</text:p>
          </table:table-cell>
        </table:table-row>
        <table:table-row table:style-name="ro1">
          <table:table-cell table:formula="of:= [.A145] + 1" office:value-type="float" office:value="144" calcext:value-type="float">
            <text:p>144</text:p>
          </table:table-cell>
          <table:table-cell table:formula="of:= (255/2)*SIN(2*PI() * [.A146]/256) + 255/2" office:value-type="float" office:value="78.7078623734511" calcext:value-type="float">
            <text:p>78.7078623734511</text:p>
          </table:table-cell>
          <table:table-cell table:formula="of:= ROUND([.B146])" office:value-type="float" office:value="79" calcext:value-type="float">
            <text:p>79</text:p>
          </table:table-cell>
        </table:table-row>
        <table:table-row table:style-name="ro1">
          <table:table-cell table:formula="of:= [.A146] + 1" office:value-type="float" office:value="145" calcext:value-type="float">
            <text:p>145</text:p>
          </table:table-cell>
          <table:table-cell table:formula="of:= (255/2)*SIN(2*PI() * [.A147]/256) + 255/2" office:value-type="float" office:value="75.8317324643638" calcext:value-type="float">
            <text:p>75.8317324643638</text:p>
          </table:table-cell>
          <table:table-cell table:formula="of:= ROUND([.B147])" office:value-type="float" office:value="76" calcext:value-type="float">
            <text:p>76</text:p>
          </table:table-cell>
        </table:table-row>
        <table:table-row table:style-name="ro1">
          <table:table-cell table:formula="of:= [.A147] + 1" office:value-type="float" office:value="146" calcext:value-type="float">
            <text:p>146</text:p>
          </table:table-cell>
          <table:table-cell table:formula="of:= (255/2)*SIN(2*PI() * [.A148]/256) + 255/2" office:value-type="float" office:value="72.9867255876391" calcext:value-type="float">
            <text:p>72.9867255876391</text:p>
          </table:table-cell>
          <table:table-cell table:formula="of:= ROUND([.B148])" office:value-type="float" office:value="73" calcext:value-type="float">
            <text:p>73</text:p>
          </table:table-cell>
        </table:table-row>
        <table:table-row table:style-name="ro1">
          <table:table-cell table:formula="of:= [.A148] + 1" office:value-type="float" office:value="147" calcext:value-type="float">
            <text:p>147</text:p>
          </table:table-cell>
          <table:table-cell table:formula="of:= (255/2)*SIN(2*PI() * [.A149]/256) + 255/2" office:value-type="float" office:value="70.1745554690376" calcext:value-type="float">
            <text:p>70.1745554690376</text:p>
          </table:table-cell>
          <table:table-cell table:formula="of:= ROUND([.B149])" office:value-type="float" office:value="70" calcext:value-type="float">
            <text:p>70</text:p>
          </table:table-cell>
        </table:table-row>
        <table:table-row table:style-name="ro1">
          <table:table-cell table:formula="of:= [.A149] + 1" office:value-type="float" office:value="148" calcext:value-type="float">
            <text:p>148</text:p>
          </table:table-cell>
          <table:table-cell table:formula="of:= (255/2)*SIN(2*PI() * [.A150]/256) + 255/2" office:value-type="float" office:value="67.3969160546853" calcext:value-type="float">
            <text:p>67.3969160546853</text:p>
          </table:table-cell>
          <table:table-cell table:formula="of:= ROUND([.B150])" office:value-type="float" office:value="67" calcext:value-type="float">
            <text:p>67</text:p>
          </table:table-cell>
        </table:table-row>
        <table:table-row table:style-name="ro1">
          <table:table-cell table:formula="of:= [.A150] + 1" office:value-type="float" office:value="149" calcext:value-type="float">
            <text:p>149</text:p>
          </table:table-cell>
          <table:table-cell table:formula="of:= (255/2)*SIN(2*PI() * [.A151]/256) + 255/2" office:value-type="float" office:value="64.6554804907026" calcext:value-type="float">
            <text:p>64.6554804907026</text:p>
          </table:table-cell>
          <table:table-cell table:formula="of:= ROUND([.B151])" office:value-type="float" office:value="65" calcext:value-type="float">
            <text:p>65</text:p>
          </table:table-cell>
        </table:table-row>
        <table:table-row table:style-name="ro1">
          <table:table-cell table:formula="of:= [.A151] + 1" office:value-type="float" office:value="150" calcext:value-type="float">
            <text:p>150</text:p>
          </table:table-cell>
          <table:table-cell table:formula="of:= (255/2)*SIN(2*PI() * [.A152]/256) + 255/2" office:value-type="float" office:value="61.9519001153643" calcext:value-type="float">
            <text:p>61.9519001153643</text:p>
          </table:table-cell>
          <table:table-cell table:formula="of:= ROUND([.B152])" office:value-type="float" office:value="62" calcext:value-type="float">
            <text:p>62</text:p>
          </table:table-cell>
        </table:table-row>
        <table:table-row table:style-name="ro1">
          <table:table-cell table:formula="of:= [.A152] + 1" office:value-type="float" office:value="151" calcext:value-type="float">
            <text:p>151</text:p>
          </table:table-cell>
          <table:table-cell table:formula="of:= (255/2)*SIN(2*PI() * [.A153]/256) + 255/2" office:value-type="float" office:value="59.2878034643951" calcext:value-type="float">
            <text:p>59.2878034643951</text:p>
          </table:table-cell>
          <table:table-cell table:formula="of:= ROUND([.B153])" office:value-type="float" office:value="59" calcext:value-type="float">
            <text:p>59</text:p>
          </table:table-cell>
        </table:table-row>
        <table:table-row table:style-name="ro1">
          <table:table-cell table:formula="of:= [.A153] + 1" office:value-type="float" office:value="152" calcext:value-type="float">
            <text:p>152</text:p>
          </table:table-cell>
          <table:table-cell table:formula="of:= (255/2)*SIN(2*PI() * [.A154]/256) + 255/2" office:value-type="float" office:value="56.6647952900008" calcext:value-type="float">
            <text:p>56.6647952900008</text:p>
          </table:table-cell>
          <table:table-cell table:formula="of:= ROUND([.B154])" office:value-type="float" office:value="57" calcext:value-type="float">
            <text:p>57</text:p>
          </table:table-cell>
        </table:table-row>
        <table:table-row table:style-name="ro1">
          <table:table-cell table:formula="of:= [.A154] + 1" office:value-type="float" office:value="153" calcext:value-type="float">
            <text:p>153</text:p>
          </table:table-cell>
          <table:table-cell table:formula="of:= (255/2)*SIN(2*PI() * [.A155]/256) + 255/2" office:value-type="float" office:value="54.0844555942247" calcext:value-type="float">
            <text:p>54.0844555942247</text:p>
          </table:table-cell>
          <table:table-cell table:formula="of:= ROUND([.B155])" office:value-type="float" office:value="54" calcext:value-type="float">
            <text:p>54</text:p>
          </table:table-cell>
        </table:table-row>
        <table:table-row table:style-name="ro1">
          <table:table-cell table:formula="of:= [.A155] + 1" office:value-type="float" office:value="154" calcext:value-type="float">
            <text:p>154</text:p>
          </table:table-cell>
          <table:table-cell table:formula="of:= (255/2)*SIN(2*PI() * [.A156]/256) + 255/2" office:value-type="float" office:value="51.5483386772148" calcext:value-type="float">
            <text:p>51.5483386772148</text:p>
          </table:table-cell>
          <table:table-cell table:formula="of:= ROUND([.B156])" office:value-type="float" office:value="52" calcext:value-type="float">
            <text:p>52</text:p>
          </table:table-cell>
        </table:table-row>
        <table:table-row table:style-name="ro1">
          <table:table-cell table:formula="of:= [.A156] + 1" office:value-type="float" office:value="155" calcext:value-type="float">
            <text:p>155</text:p>
          </table:table-cell>
          <table:table-cell table:formula="of:= (255/2)*SIN(2*PI() * [.A157]/256) + 255/2" office:value-type="float" office:value="49.0579722009701" calcext:value-type="float">
            <text:p>49.0579722009701</text:p>
          </table:table-cell>
          <table:table-cell table:formula="of:= ROUND([.B157])" office:value-type="float" office:value="49" calcext:value-type="float">
            <text:p>49</text:p>
          </table:table-cell>
        </table:table-row>
        <table:table-row table:style-name="ro1">
          <table:table-cell table:formula="of:= [.A157] + 1" office:value-type="float" office:value="156" calcext:value-type="float">
            <text:p>156</text:p>
          </table:table-cell>
          <table:table-cell table:formula="of:= (255/2)*SIN(2*PI() * [.A158]/256) + 255/2" office:value-type="float" office:value="46.6148562691352" calcext:value-type="float">
            <text:p>46.6148562691352</text:p>
          </table:table-cell>
          <table:table-cell table:formula="of:= ROUND([.B158])" office:value-type="float" office:value="47" calcext:value-type="float">
            <text:p>47</text:p>
          </table:table-cell>
        </table:table-row>
        <table:table-row table:style-name="ro1">
          <table:table-cell table:formula="of:= [.A158] + 1" office:value-type="float" office:value="157" calcext:value-type="float">
            <text:p>157</text:p>
          </table:table-cell>
          <table:table-cell table:formula="of:= (255/2)*SIN(2*PI() * [.A159]/256) + 255/2" office:value-type="float" office:value="44.2204625233935" calcext:value-type="float">
            <text:p>44.2204625233935</text:p>
          </table:table-cell>
          <table:table-cell table:formula="of:= ROUND([.B159])" office:value-type="float" office:value="44" calcext:value-type="float">
            <text:p>44</text:p>
          </table:table-cell>
        </table:table-row>
        <table:table-row table:style-name="ro1">
          <table:table-cell table:formula="of:= [.A159] + 1" office:value-type="float" office:value="158" calcext:value-type="float">
            <text:p>158</text:p>
          </table:table-cell>
          <table:table-cell table:formula="of:= (255/2)*SIN(2*PI() * [.A160]/256) + 255/2" office:value-type="float" office:value="41.8762332570052" calcext:value-type="float">
            <text:p>41.8762332570052</text:p>
          </table:table-cell>
          <table:table-cell table:formula="of:= ROUND([.B160])" office:value-type="float" office:value="42" calcext:value-type="float">
            <text:p>42</text:p>
          </table:table-cell>
        </table:table-row>
        <table:table-row table:style-name="ro1">
          <table:table-cell table:formula="of:= [.A160] + 1" office:value-type="float" office:value="159" calcext:value-type="float">
            <text:p>159</text:p>
          </table:table-cell>
          <table:table-cell table:formula="of:= (255/2)*SIN(2*PI() * [.A161]/256) + 255/2" office:value-type="float" office:value="39.583580546024" calcext:value-type="float">
            <text:p>39.583580546024</text:p>
          </table:table-cell>
          <table:table-cell table:formula="of:= ROUND([.B161])" office:value-type="float" office:value="40" calcext:value-type="float">
            <text:p>40</text:p>
          </table:table-cell>
        </table:table-row>
        <table:table-row table:style-name="ro1">
          <table:table-cell table:formula="of:= [.A161] + 1" office:value-type="float" office:value="160" calcext:value-type="float">
            <text:p>160</text:p>
          </table:table-cell>
          <table:table-cell table:formula="of:= (255/2)*SIN(2*PI() * [.A162]/256) + 255/2" office:value-type="float" office:value="37.3438853987152" calcext:value-type="float">
            <text:p>37.3438853987152</text:p>
          </table:table-cell>
          <table:table-cell table:formula="of:= ROUND([.B162])" office:value-type="float" office:value="37" calcext:value-type="float">
            <text:p>37</text:p>
          </table:table-cell>
        </table:table-row>
        <table:table-row table:style-name="ro1">
          <table:table-cell table:formula="of:= [.A162] + 1" office:value-type="float" office:value="161" calcext:value-type="float">
            <text:p>161</text:p>
          </table:table-cell>
          <table:table-cell table:formula="of:= (255/2)*SIN(2*PI() * [.A163]/256) + 255/2" office:value-type="float" office:value="35.158496923688" calcext:value-type="float">
            <text:p>35.158496923688</text:p>
          </table:table-cell>
          <table:table-cell table:formula="of:= ROUND([.B163])" office:value-type="float" office:value="35" calcext:value-type="float">
            <text:p>35</text:p>
          </table:table-cell>
        </table:table-row>
        <table:table-row table:style-name="ro1">
          <table:table-cell table:formula="of:= [.A163] + 1" office:value-type="float" office:value="162" calcext:value-type="float">
            <text:p>162</text:p>
          </table:table-cell>
          <table:table-cell table:formula="of:= (255/2)*SIN(2*PI() * [.A164]/256) + 255/2" office:value-type="float" office:value="33.0287315172427" calcext:value-type="float">
            <text:p>33.0287315172427</text:p>
          </table:table-cell>
          <table:table-cell table:formula="of:= ROUND([.B164])" office:value-type="float" office:value="33" calcext:value-type="float">
            <text:p>33</text:p>
          </table:table-cell>
        </table:table-row>
        <table:table-row table:style-name="ro1">
          <table:table-cell table:formula="of:= [.A164] + 1" office:value-type="float" office:value="163" calcext:value-type="float">
            <text:p>163</text:p>
          </table:table-cell>
          <table:table-cell table:formula="of:= (255/2)*SIN(2*PI() * [.A165]/256) + 255/2" office:value-type="float" office:value="30.9558720704233" calcext:value-type="float">
            <text:p>30.9558720704233</text:p>
          </table:table-cell>
          <table:table-cell table:formula="of:= ROUND([.B165])" office:value-type="float" office:value="31" calcext:value-type="float">
            <text:p>31</text:p>
          </table:table-cell>
        </table:table-row>
        <table:table-row table:style-name="ro1">
          <table:table-cell table:formula="of:= [.A165] + 1" office:value-type="float" office:value="164" calcext:value-type="float">
            <text:p>164</text:p>
          </table:table-cell>
          <table:table-cell table:formula="of:= (255/2)*SIN(2*PI() * [.A166]/256) + 255/2" office:value-type="float" office:value="28.9411671962511" calcext:value-type="float">
            <text:p>28.9411671962511</text:p>
          </table:table-cell>
          <table:table-cell table:formula="of:= ROUND([.B166])" office:value-type="float" office:value="29" calcext:value-type="float">
            <text:p>29</text:p>
          </table:table-cell>
        </table:table-row>
        <table:table-row table:style-name="ro1">
          <table:table-cell table:formula="of:= [.A166] + 1" office:value-type="float" office:value="165" calcext:value-type="float">
            <text:p>165</text:p>
          </table:table-cell>
          <table:table-cell table:formula="of:= (255/2)*SIN(2*PI() * [.A167]/256) + 255/2" office:value-type="float" office:value="26.9858304776077" calcext:value-type="float">
            <text:p>26.9858304776077</text:p>
          </table:table-cell>
          <table:table-cell table:formula="of:= ROUND([.B167])" office:value-type="float" office:value="27" calcext:value-type="float">
            <text:p>27</text:p>
          </table:table-cell>
        </table:table-row>
        <table:table-row table:style-name="ro1">
          <table:table-cell table:formula="of:= [.A167] + 1" office:value-type="float" office:value="166" calcext:value-type="float">
            <text:p>166</text:p>
          </table:table-cell>
          <table:table-cell table:formula="of:= (255/2)*SIN(2*PI() * [.A168]/256) + 255/2" office:value-type="float" office:value="25.0910397362178" calcext:value-type="float">
            <text:p>25.0910397362178</text:p>
          </table:table-cell>
          <table:table-cell table:formula="of:= ROUND([.B168])" office:value-type="float" office:value="25" calcext:value-type="float">
            <text:p>25</text:p>
          </table:table-cell>
        </table:table-row>
        <table:table-row table:style-name="ro1">
          <table:table-cell table:formula="of:= [.A168] + 1" office:value-type="float" office:value="167" calcext:value-type="float">
            <text:p>167</text:p>
          </table:table-cell>
          <table:table-cell table:formula="of:= (255/2)*SIN(2*PI() * [.A169]/256) + 255/2" office:value-type="float" office:value="23.2579363231731" calcext:value-type="float">
            <text:p>23.2579363231731</text:p>
          </table:table-cell>
          <table:table-cell table:formula="of:= ROUND([.B169])" office:value-type="float" office:value="23" calcext:value-type="float">
            <text:p>23</text:p>
          </table:table-cell>
        </table:table-row>
        <table:table-row table:style-name="ro1">
          <table:table-cell table:formula="of:= [.A169] + 1" office:value-type="float" office:value="168" calcext:value-type="float">
            <text:p>168</text:p>
          </table:table-cell>
          <table:table-cell table:formula="of:= (255/2)*SIN(2*PI() * [.A170]/256) + 255/2" office:value-type="float" office:value="21.4876244314255" calcext:value-type="float">
            <text:p>21.4876244314255</text:p>
          </table:table-cell>
          <table:table-cell table:formula="of:= ROUND([.B170])" office:value-type="float" office:value="21" calcext:value-type="float">
            <text:p>21</text:p>
          </table:table-cell>
        </table:table-row>
        <table:table-row table:style-name="ro1">
          <table:table-cell table:formula="of:= [.A170] + 1" office:value-type="float" office:value="169" calcext:value-type="float">
            <text:p>169</text:p>
          </table:table-cell>
          <table:table-cell table:formula="of:= (255/2)*SIN(2*PI() * [.A171]/256) + 255/2" office:value-type="float" office:value="19.7811704306624" calcext:value-type="float">
            <text:p>19.7811704306624</text:p>
          </table:table-cell>
          <table:table-cell table:formula="of:= ROUND([.B171])" office:value-type="float" office:value="20" calcext:value-type="float">
            <text:p>20</text:p>
          </table:table-cell>
        </table:table-row>
        <table:table-row table:style-name="ro1">
          <table:table-cell table:formula="of:= [.A171] + 1" office:value-type="float" office:value="170" calcext:value-type="float">
            <text:p>170</text:p>
          </table:table-cell>
          <table:table-cell table:formula="of:= (255/2)*SIN(2*PI() * [.A172]/256) + 255/2" office:value-type="float" office:value="18.1396022249653" calcext:value-type="float">
            <text:p>18.1396022249653</text:p>
          </table:table-cell>
          <table:table-cell table:formula="of:= ROUND([.B172])" office:value-type="float" office:value="18" calcext:value-type="float">
            <text:p>18</text:p>
          </table:table-cell>
        </table:table-row>
        <table:table-row table:style-name="ro1">
          <table:table-cell table:formula="of:= [.A172] + 1" office:value-type="float" office:value="171" calcext:value-type="float">
            <text:p>171</text:p>
          </table:table-cell>
          <table:table-cell table:formula="of:= (255/2)*SIN(2*PI() * [.A173]/256) + 255/2" office:value-type="float" office:value="16.5639086336393" calcext:value-type="float">
            <text:p>16.5639086336393</text:p>
          </table:table-cell>
          <table:table-cell table:formula="of:= ROUND([.B173])" office:value-type="float" office:value="17" calcext:value-type="float">
            <text:p>17</text:p>
          </table:table-cell>
        </table:table-row>
        <table:table-row table:style-name="ro1">
          <table:table-cell table:formula="of:= [.A173] + 1" office:value-type="float" office:value="172" calcext:value-type="float">
            <text:p>172</text:p>
          </table:table-cell>
          <table:table-cell table:formula="of:= (255/2)*SIN(2*PI() * [.A174]/256) + 255/2" office:value-type="float" office:value="15.0550387955848" calcext:value-type="float">
            <text:p>15.0550387955848</text:p>
          </table:table-cell>
          <table:table-cell table:formula="of:= ROUND([.B174])" office:value-type="float" office:value="15" calcext:value-type="float">
            <text:p>15</text:p>
          </table:table-cell>
        </table:table-row>
        <table:table-row table:style-name="ro1">
          <table:table-cell table:formula="of:= [.A174] + 1" office:value-type="float" office:value="173" calcext:value-type="float">
            <text:p>173</text:p>
          </table:table-cell>
          <table:table-cell table:formula="of:= (255/2)*SIN(2*PI() * [.A175]/256) + 255/2" office:value-type="float" office:value="13.6139015975718" calcext:value-type="float">
            <text:p>13.6139015975718</text:p>
          </table:table-cell>
          <table:table-cell table:formula="of:= ROUND([.B175])" office:value-type="float" office:value="14" calcext:value-type="float">
            <text:p>14</text:p>
          </table:table-cell>
        </table:table-row>
        <table:table-row table:style-name="ro1">
          <table:table-cell table:formula="of:= [.A175] + 1" office:value-type="float" office:value="174" calcext:value-type="float">
            <text:p>174</text:p>
          </table:table-cell>
          <table:table-cell table:formula="of:= (255/2)*SIN(2*PI() * [.A176]/256) + 255/2" office:value-type="float" office:value="12.241365126761" calcext:value-type="float">
            <text:p>12.241365126761</text:p>
          </table:table-cell>
          <table:table-cell table:formula="of:= ROUND([.B176])" office:value-type="float" office:value="12" calcext:value-type="float">
            <text:p>12</text:p>
          </table:table-cell>
        </table:table-row>
        <table:table-row table:style-name="ro1">
          <table:table-cell table:formula="of:= [.A176] + 1" office:value-type="float" office:value="175" calcext:value-type="float">
            <text:p>175</text:p>
          </table:table-cell>
          <table:table-cell table:formula="of:= (255/2)*SIN(2*PI() * [.A177]/256) + 255/2" office:value-type="float" office:value="10.9382561477999" calcext:value-type="float">
            <text:p>10.9382561477999</text:p>
          </table:table-cell>
          <table:table-cell table:formula="of:= ROUND([.B177])" office:value-type="float" office:value="11" calcext:value-type="float">
            <text:p>11</text:p>
          </table:table-cell>
        </table:table-row>
        <table:table-row table:style-name="ro1">
          <table:table-cell table:formula="of:= [.A177] + 1" office:value-type="float" office:value="176" calcext:value-type="float">
            <text:p>176</text:p>
          </table:table-cell>
          <table:table-cell table:formula="of:= (255/2)*SIN(2*PI() * [.A178]/256) + 255/2" office:value-type="float" office:value="9.70535960481097" calcext:value-type="float">
            <text:p>9.70535960481097</text:p>
          </table:table-cell>
          <table:table-cell table:formula="of:= ROUND([.B178])" office:value-type="float" office:value="10" calcext:value-type="float">
            <text:p>10</text:p>
          </table:table-cell>
        </table:table-row>
        <table:table-row table:style-name="ro1">
          <table:table-cell table:formula="of:= [.A178] + 1" office:value-type="float" office:value="177" calcext:value-type="float">
            <text:p>177</text:p>
          </table:table-cell>
          <table:table-cell table:formula="of:= (255/2)*SIN(2*PI() * [.A179]/256) + 255/2" office:value-type="float" office:value="8.54341814857078" calcext:value-type="float">
            <text:p>8.54341814857078</text:p>
          </table:table-cell>
          <table:table-cell table:formula="of:= ROUND([.B179])" office:value-type="float" office:value="9" calcext:value-type="float">
            <text:p>9</text:p>
          </table:table-cell>
        </table:table-row>
        <table:table-row table:style-name="ro1">
          <table:table-cell table:formula="of:= [.A179] + 1" office:value-type="float" office:value="178" calcext:value-type="float">
            <text:p>178</text:p>
          </table:table-cell>
          <table:table-cell table:formula="of:= (255/2)*SIN(2*PI() * [.A180]/256) + 255/2" office:value-type="float" office:value="7.45313168916485" calcext:value-type="float">
            <text:p>7.45313168916485</text:p>
          </table:table-cell>
          <table:table-cell table:formula="of:= ROUND([.B180])" office:value-type="float" office:value="7" calcext:value-type="float">
            <text:p>7</text:p>
          </table:table-cell>
        </table:table-row>
        <table:table-row table:style-name="ro1">
          <table:table-cell table:formula="of:= [.A180] + 1" office:value-type="float" office:value="179" calcext:value-type="float">
            <text:p>179</text:p>
          </table:table-cell>
          <table:table-cell table:formula="of:= (255/2)*SIN(2*PI() * [.A181]/256) + 255/2" office:value-type="float" office:value="6.43515697438782" calcext:value-type="float">
            <text:p>6.43515697438782</text:p>
          </table:table-cell>
          <table:table-cell table:formula="of:= ROUND([.B181])" office:value-type="float" office:value="6" calcext:value-type="float">
            <text:p>6</text:p>
          </table:table-cell>
        </table:table-row>
        <table:table-row table:style-name="ro1">
          <table:table-cell table:formula="of:= [.A181] + 1" office:value-type="float" office:value="180" calcext:value-type="float">
            <text:p>180</text:p>
          </table:table-cell>
          <table:table-cell table:formula="of:= (255/2)*SIN(2*PI() * [.A182]/256) + 255/2" office:value-type="float" office:value="5.49010719414338" calcext:value-type="float">
            <text:p>5.49010719414338</text:p>
          </table:table-cell>
          <table:table-cell table:formula="of:= ROUND([.B182])" office:value-type="float" office:value="5" calcext:value-type="float">
            <text:p>5</text:p>
          </table:table-cell>
        </table:table-row>
        <table:table-row table:style-name="ro1">
          <table:table-cell table:formula="of:= [.A182] + 1" office:value-type="float" office:value="181" calcext:value-type="float">
            <text:p>181</text:p>
          </table:table-cell>
          <table:table-cell table:formula="of:= (255/2)*SIN(2*PI() * [.A183]/256) + 255/2" office:value-type="float" office:value="4.61855161108142" calcext:value-type="float">
            <text:p>4.61855161108142</text:p>
          </table:table-cell>
          <table:table-cell table:formula="of:= ROUND([.B183])" office:value-type="float" office:value="5" calcext:value-type="float">
            <text:p>5</text:p>
          </table:table-cell>
        </table:table-row>
        <table:table-row table:style-name="ro1">
          <table:table-cell table:formula="of:= [.A183] + 1" office:value-type="float" office:value="182" calcext:value-type="float">
            <text:p>182</text:p>
          </table:table-cell>
          <table:table-cell table:formula="of:= (255/2)*SIN(2*PI() * [.A184]/256) + 255/2" office:value-type="float" office:value="3.82101521769565" calcext:value-type="float">
            <text:p>3.82101521769565</text:p>
          </table:table-cell>
          <table:table-cell table:formula="of:= ROUND([.B184])" office:value-type="float" office:value="4" calcext:value-type="float">
            <text:p>4</text:p>
          </table:table-cell>
        </table:table-row>
        <table:table-row table:style-name="ro1">
          <table:table-cell table:formula="of:= [.A184] + 1" office:value-type="float" office:value="183" calcext:value-type="float">
            <text:p>183</text:p>
          </table:table-cell>
          <table:table-cell table:formula="of:= (255/2)*SIN(2*PI() * [.A185]/256) + 255/2" office:value-type="float" office:value="3.09797842008763" calcext:value-type="float">
            <text:p>3.09797842008763</text:p>
          </table:table-cell>
          <table:table-cell table:formula="of:= ROUND([.B185])" office:value-type="float" office:value="3" calcext:value-type="float">
            <text:p>3</text:p>
          </table:table-cell>
        </table:table-row>
        <table:table-row table:style-name="ro1">
          <table:table-cell table:formula="of:= [.A185] + 1" office:value-type="float" office:value="184" calcext:value-type="float">
            <text:p>184</text:p>
          </table:table-cell>
          <table:table-cell table:formula="of:= (255/2)*SIN(2*PI() * [.A186]/256) + 255/2" office:value-type="float" office:value="2.44987674858814" calcext:value-type="float">
            <text:p>2.44987674858814</text:p>
          </table:table-cell>
          <table:table-cell table:formula="of:= ROUND([.B186])" office:value-type="float" office:value="2" calcext:value-type="float">
            <text:p>2</text:p>
          </table:table-cell>
        </table:table-row>
        <table:table-row table:style-name="ro1">
          <table:table-cell table:formula="of:= [.A186] + 1" office:value-type="float" office:value="185" calcext:value-type="float">
            <text:p>185</text:p>
          </table:table-cell>
          <table:table-cell table:formula="of:= (255/2)*SIN(2*PI() * [.A187]/256) + 255/2" office:value-type="float" office:value="1.87710059541001" calcext:value-type="float">
            <text:p>1.87710059541001</text:p>
          </table:table-cell>
          <table:table-cell table:formula="of:= ROUND([.B187])" office:value-type="float" office:value="2" calcext:value-type="float">
            <text:p>2</text:p>
          </table:table-cell>
        </table:table-row>
        <table:table-row table:style-name="ro1">
          <table:table-cell table:formula="of:= [.A187] + 1" office:value-type="float" office:value="186" calcext:value-type="float">
            <text:p>186</text:p>
          </table:table-cell>
          <table:table-cell table:formula="of:= (255/2)*SIN(2*PI() * [.A188]/256) + 255/2" office:value-type="float" office:value="1.37999497949043" calcext:value-type="float">
            <text:p>1.37999497949043</text:p>
          </table:table-cell>
          <table:table-cell table:formula="of:= ROUND([.B188])" office:value-type="float" office:value="1" calcext:value-type="float">
            <text:p>1</text:p>
          </table:table-cell>
        </table:table-row>
        <table:table-row table:style-name="ro1">
          <table:table-cell table:formula="of:= [.A188] + 1" office:value-type="float" office:value="187" calcext:value-type="float">
            <text:p>187</text:p>
          </table:table-cell>
          <table:table-cell table:formula="of:= (255/2)*SIN(2*PI() * [.A189]/256) + 255/2" office:value-type="float" office:value="0.958859338664468" calcext:value-type="float">
            <text:p>0.958859338664468</text:p>
          </table:table-cell>
          <table:table-cell table:formula="of:= ROUND([.B189])" office:value-type="float" office:value="1" calcext:value-type="float">
            <text:p>1</text:p>
          </table:table-cell>
        </table:table-row>
        <table:table-row table:style-name="ro1">
          <table:table-cell table:formula="of:= [.A189] + 1" office:value-type="float" office:value="188" calcext:value-type="float">
            <text:p>188</text:p>
          </table:table-cell>
          <table:table-cell table:formula="of:= (255/2)*SIN(2*PI() * [.A190]/256) + 255/2" office:value-type="float" office:value="0.61394734929489" calcext:value-type="float">
            <text:p>0.61394734929489</text:p>
          </table:table-cell>
          <table:table-cell table:formula="of:= ROUND([.B190])" office:value-type="float" office:value="1" calcext:value-type="float">
            <text:p>1</text:p>
          </table:table-cell>
        </table:table-row>
        <table:table-row table:style-name="ro1">
          <table:table-cell table:formula="of:= [.A190] + 1" office:value-type="float" office:value="189" calcext:value-type="float">
            <text:p>189</text:p>
          </table:table-cell>
          <table:table-cell table:formula="of:= (255/2)*SIN(2*PI() * [.A191]/256) + 255/2" office:value-type="float" office:value="0.345466773466995" calcext:value-type="float">
            <text:p>0.345466773466995</text:p>
          </table:table-cell>
          <table:table-cell table:formula="of:= ROUND([.B191])" office:value-type="float" office:value="0" calcext:value-type="float">
            <text:p>0</text:p>
          </table:table-cell>
        </table:table-row>
        <table:table-row table:style-name="ro1">
          <table:table-cell table:formula="of:= [.A191] + 1" office:value-type="float" office:value="190" calcext:value-type="float">
            <text:p>190</text:p>
          </table:table-cell>
          <table:table-cell table:formula="of:= (255/2)*SIN(2*PI() * [.A192]/256) + 255/2" office:value-type="float" office:value="0.153579333840511" calcext:value-type="float">
            <text:p>0.153579333840511</text:p>
          </table:table-cell>
          <table:table-cell table:formula="of:= ROUND([.B192])" office:value-type="float" office:value="0" calcext:value-type="float">
            <text:p>0</text:p>
          </table:table-cell>
        </table:table-row>
        <table:table-row table:style-name="ro1">
          <table:table-cell table:formula="of:= [.A192] + 1" office:value-type="float" office:value="191" calcext:value-type="float">
            <text:p>191</text:p>
          </table:table-cell>
          <table:table-cell table:formula="of:= (255/2)*SIN(2*PI() * [.A193]/256) + 255/2" office:value-type="float" office:value="0.0384006162339574" calcext:value-type="float">
            <text:p>0.0384006162339574</text:p>
          </table:table-cell>
          <table:table-cell table:formula="of:= ROUND([.B193])" office:value-type="float" office:value="0" calcext:value-type="float">
            <text:p>0</text:p>
          </table:table-cell>
        </table:table-row>
        <table:table-row table:style-name="ro1">
          <table:table-cell table:formula="of:= [.A193] + 1" office:value-type="float" office:value="192" calcext:value-type="float">
            <text:p>192</text:p>
          </table:table-cell>
          <table:table-cell table:formula="of:= (255/2)*SIN(2*PI() * [.A194]/256) + 255/2" office:value-type="float" office:value="0" calcext:value-type="float">
            <text:p>0</text:p>
          </table:table-cell>
          <table:table-cell table:formula="of:= ROUND([.B194])" office:value-type="float" office:value="0" calcext:value-type="float">
            <text:p>0</text:p>
          </table:table-cell>
        </table:table-row>
        <table:table-row table:style-name="ro1">
          <table:table-cell table:formula="of:= [.A194] + 1" office:value-type="float" office:value="193" calcext:value-type="float">
            <text:p>193</text:p>
          </table:table-cell>
          <table:table-cell table:formula="of:= (255/2)*SIN(2*PI() * [.A195]/256) + 255/2" office:value-type="float" office:value="0.0384006162339574" calcext:value-type="float">
            <text:p>0.0384006162339574</text:p>
          </table:table-cell>
          <table:table-cell table:formula="of:= ROUND([.B195])" office:value-type="float" office:value="0" calcext:value-type="float">
            <text:p>0</text:p>
          </table:table-cell>
        </table:table-row>
        <table:table-row table:style-name="ro1">
          <table:table-cell table:formula="of:= [.A195] + 1" office:value-type="float" office:value="194" calcext:value-type="float">
            <text:p>194</text:p>
          </table:table-cell>
          <table:table-cell table:formula="of:= (255/2)*SIN(2*PI() * [.A196]/256) + 255/2" office:value-type="float" office:value="0.153579333840511" calcext:value-type="float">
            <text:p>0.153579333840511</text:p>
          </table:table-cell>
          <table:table-cell table:formula="of:= ROUND([.B196])" office:value-type="float" office:value="0" calcext:value-type="float">
            <text:p>0</text:p>
          </table:table-cell>
        </table:table-row>
        <table:table-row table:style-name="ro1">
          <table:table-cell table:formula="of:= [.A196] + 1" office:value-type="float" office:value="195" calcext:value-type="float">
            <text:p>195</text:p>
          </table:table-cell>
          <table:table-cell table:formula="of:= (255/2)*SIN(2*PI() * [.A197]/256) + 255/2" office:value-type="float" office:value="0.345466773466995" calcext:value-type="float">
            <text:p>0.345466773466995</text:p>
          </table:table-cell>
          <table:table-cell table:formula="of:= ROUND([.B197])" office:value-type="float" office:value="0" calcext:value-type="float">
            <text:p>0</text:p>
          </table:table-cell>
        </table:table-row>
        <table:table-row table:style-name="ro1">
          <table:table-cell table:formula="of:= [.A197] + 1" office:value-type="float" office:value="196" calcext:value-type="float">
            <text:p>196</text:p>
          </table:table-cell>
          <table:table-cell table:formula="of:= (255/2)*SIN(2*PI() * [.A198]/256) + 255/2" office:value-type="float" office:value="0.61394734929489" calcext:value-type="float">
            <text:p>0.61394734929489</text:p>
          </table:table-cell>
          <table:table-cell table:formula="of:= ROUND([.B198])" office:value-type="float" office:value="1" calcext:value-type="float">
            <text:p>1</text:p>
          </table:table-cell>
        </table:table-row>
        <table:table-row table:style-name="ro1">
          <table:table-cell table:formula="of:= [.A198] + 1" office:value-type="float" office:value="197" calcext:value-type="float">
            <text:p>197</text:p>
          </table:table-cell>
          <table:table-cell table:formula="of:= (255/2)*SIN(2*PI() * [.A199]/256) + 255/2" office:value-type="float" office:value="0.958859338664468" calcext:value-type="float">
            <text:p>0.958859338664468</text:p>
          </table:table-cell>
          <table:table-cell table:formula="of:= ROUND([.B199])" office:value-type="float" office:value="1" calcext:value-type="float">
            <text:p>1</text:p>
          </table:table-cell>
        </table:table-row>
        <table:table-row table:style-name="ro1">
          <table:table-cell table:formula="of:= [.A199] + 1" office:value-type="float" office:value="198" calcext:value-type="float">
            <text:p>198</text:p>
          </table:table-cell>
          <table:table-cell table:formula="of:= (255/2)*SIN(2*PI() * [.A200]/256) + 255/2" office:value-type="float" office:value="1.37999497949043" calcext:value-type="float">
            <text:p>1.37999497949043</text:p>
          </table:table-cell>
          <table:table-cell table:formula="of:= ROUND([.B200])" office:value-type="float" office:value="1" calcext:value-type="float">
            <text:p>1</text:p>
          </table:table-cell>
        </table:table-row>
        <table:table-row table:style-name="ro1">
          <table:table-cell table:formula="of:= [.A200] + 1" office:value-type="float" office:value="199" calcext:value-type="float">
            <text:p>199</text:p>
          </table:table-cell>
          <table:table-cell table:formula="of:= (255/2)*SIN(2*PI() * [.A201]/256) + 255/2" office:value-type="float" office:value="1.87710059541" calcext:value-type="float">
            <text:p>1.87710059541</text:p>
          </table:table-cell>
          <table:table-cell table:formula="of:= ROUND([.B201])" office:value-type="float" office:value="2" calcext:value-type="float">
            <text:p>2</text:p>
          </table:table-cell>
        </table:table-row>
        <table:table-row table:style-name="ro1">
          <table:table-cell table:formula="of:= [.A201] + 1" office:value-type="float" office:value="200" calcext:value-type="float">
            <text:p>200</text:p>
          </table:table-cell>
          <table:table-cell table:formula="of:= (255/2)*SIN(2*PI() * [.A202]/256) + 255/2" office:value-type="float" office:value="2.44987674858812" calcext:value-type="float">
            <text:p>2.44987674858812</text:p>
          </table:table-cell>
          <table:table-cell table:formula="of:= ROUND([.B202])" office:value-type="float" office:value="2" calcext:value-type="float">
            <text:p>2</text:p>
          </table:table-cell>
        </table:table-row>
        <table:table-row table:style-name="ro1">
          <table:table-cell table:formula="of:= [.A202] + 1" office:value-type="float" office:value="201" calcext:value-type="float">
            <text:p>201</text:p>
          </table:table-cell>
          <table:table-cell table:formula="of:= (255/2)*SIN(2*PI() * [.A203]/256) + 255/2" office:value-type="float" office:value="3.09797842008761" calcext:value-type="float">
            <text:p>3.09797842008761</text:p>
          </table:table-cell>
          <table:table-cell table:formula="of:= ROUND([.B203])" office:value-type="float" office:value="3" calcext:value-type="float">
            <text:p>3</text:p>
          </table:table-cell>
        </table:table-row>
        <table:table-row table:style-name="ro1">
          <table:table-cell table:formula="of:= [.A203] + 1" office:value-type="float" office:value="202" calcext:value-type="float">
            <text:p>202</text:p>
          </table:table-cell>
          <table:table-cell table:formula="of:= (255/2)*SIN(2*PI() * [.A204]/256) + 255/2" office:value-type="float" office:value="3.82101521769565" calcext:value-type="float">
            <text:p>3.82101521769565</text:p>
          </table:table-cell>
          <table:table-cell table:formula="of:= ROUND([.B204])" office:value-type="float" office:value="4" calcext:value-type="float">
            <text:p>4</text:p>
          </table:table-cell>
        </table:table-row>
        <table:table-row table:style-name="ro1">
          <table:table-cell table:formula="of:= [.A204] + 1" office:value-type="float" office:value="203" calcext:value-type="float">
            <text:p>203</text:p>
          </table:table-cell>
          <table:table-cell table:formula="of:= (255/2)*SIN(2*PI() * [.A205]/256) + 255/2" office:value-type="float" office:value="4.6185516110814" calcext:value-type="float">
            <text:p>4.6185516110814</text:p>
          </table:table-cell>
          <table:table-cell table:formula="of:= ROUND([.B205])" office:value-type="float" office:value="5" calcext:value-type="float">
            <text:p>5</text:p>
          </table:table-cell>
        </table:table-row>
        <table:table-row table:style-name="ro1">
          <table:table-cell table:formula="of:= [.A205] + 1" office:value-type="float" office:value="204" calcext:value-type="float">
            <text:p>204</text:p>
          </table:table-cell>
          <table:table-cell table:formula="of:= (255/2)*SIN(2*PI() * [.A206]/256) + 255/2" office:value-type="float" office:value="5.49010719414336" calcext:value-type="float">
            <text:p>5.49010719414336</text:p>
          </table:table-cell>
          <table:table-cell table:formula="of:= ROUND([.B206])" office:value-type="float" office:value="5" calcext:value-type="float">
            <text:p>5</text:p>
          </table:table-cell>
        </table:table-row>
        <table:table-row table:style-name="ro1">
          <table:table-cell table:formula="of:= [.A206] + 1" office:value-type="float" office:value="205" calcext:value-type="float">
            <text:p>205</text:p>
          </table:table-cell>
          <table:table-cell table:formula="of:= (255/2)*SIN(2*PI() * [.A207]/256) + 255/2" office:value-type="float" office:value="6.43515697438781" calcext:value-type="float">
            <text:p>6.43515697438781</text:p>
          </table:table-cell>
          <table:table-cell table:formula="of:= ROUND([.B207])" office:value-type="float" office:value="6" calcext:value-type="float">
            <text:p>6</text:p>
          </table:table-cell>
        </table:table-row>
        <table:table-row table:style-name="ro1">
          <table:table-cell table:formula="of:= [.A207] + 1" office:value-type="float" office:value="206" calcext:value-type="float">
            <text:p>206</text:p>
          </table:table-cell>
          <table:table-cell table:formula="of:= (255/2)*SIN(2*PI() * [.A208]/256) + 255/2" office:value-type="float" office:value="7.45313168916483" calcext:value-type="float">
            <text:p>7.45313168916483</text:p>
          </table:table-cell>
          <table:table-cell table:formula="of:= ROUND([.B208])" office:value-type="float" office:value="7" calcext:value-type="float">
            <text:p>7</text:p>
          </table:table-cell>
        </table:table-row>
        <table:table-row table:style-name="ro1">
          <table:table-cell table:formula="of:= [.A208] + 1" office:value-type="float" office:value="207" calcext:value-type="float">
            <text:p>207</text:p>
          </table:table-cell>
          <table:table-cell table:formula="of:= (255/2)*SIN(2*PI() * [.A209]/256) + 255/2" office:value-type="float" office:value="8.54341814857077" calcext:value-type="float">
            <text:p>8.54341814857077</text:p>
          </table:table-cell>
          <table:table-cell table:formula="of:= ROUND([.B209])" office:value-type="float" office:value="9" calcext:value-type="float">
            <text:p>9</text:p>
          </table:table-cell>
        </table:table-row>
        <table:table-row table:style-name="ro1">
          <table:table-cell table:formula="of:= [.A209] + 1" office:value-type="float" office:value="208" calcext:value-type="float">
            <text:p>208</text:p>
          </table:table-cell>
          <table:table-cell table:formula="of:= (255/2)*SIN(2*PI() * [.A210]/256) + 255/2" office:value-type="float" office:value="9.70535960481095" calcext:value-type="float">
            <text:p>9.70535960481095</text:p>
          </table:table-cell>
          <table:table-cell table:formula="of:= ROUND([.B210])" office:value-type="float" office:value="10" calcext:value-type="float">
            <text:p>10</text:p>
          </table:table-cell>
        </table:table-row>
        <table:table-row table:style-name="ro1">
          <table:table-cell table:formula="of:= [.A210] + 1" office:value-type="float" office:value="209" calcext:value-type="float">
            <text:p>209</text:p>
          </table:table-cell>
          <table:table-cell table:formula="of:= (255/2)*SIN(2*PI() * [.A211]/256) + 255/2" office:value-type="float" office:value="10.9382561477998" calcext:value-type="float">
            <text:p>10.9382561477998</text:p>
          </table:table-cell>
          <table:table-cell table:formula="of:= ROUND([.B211])" office:value-type="float" office:value="11" calcext:value-type="float">
            <text:p>11</text:p>
          </table:table-cell>
        </table:table-row>
        <table:table-row table:style-name="ro1">
          <table:table-cell table:formula="of:= [.A211] + 1" office:value-type="float" office:value="210" calcext:value-type="float">
            <text:p>210</text:p>
          </table:table-cell>
          <table:table-cell table:formula="of:= (255/2)*SIN(2*PI() * [.A212]/256) + 255/2" office:value-type="float" office:value="12.241365126761" calcext:value-type="float">
            <text:p>12.241365126761</text:p>
          </table:table-cell>
          <table:table-cell table:formula="of:= ROUND([.B212])" office:value-type="float" office:value="12" calcext:value-type="float">
            <text:p>12</text:p>
          </table:table-cell>
        </table:table-row>
        <table:table-row table:style-name="ro1">
          <table:table-cell table:formula="of:= [.A212] + 1" office:value-type="float" office:value="211" calcext:value-type="float">
            <text:p>211</text:p>
          </table:table-cell>
          <table:table-cell table:formula="of:= (255/2)*SIN(2*PI() * [.A213]/256) + 255/2" office:value-type="float" office:value="13.6139015975718" calcext:value-type="float">
            <text:p>13.6139015975718</text:p>
          </table:table-cell>
          <table:table-cell table:formula="of:= ROUND([.B213])" office:value-type="float" office:value="14" calcext:value-type="float">
            <text:p>14</text:p>
          </table:table-cell>
        </table:table-row>
        <table:table-row table:style-name="ro1">
          <table:table-cell table:formula="of:= [.A213] + 1" office:value-type="float" office:value="212" calcext:value-type="float">
            <text:p>212</text:p>
          </table:table-cell>
          <table:table-cell table:formula="of:= (255/2)*SIN(2*PI() * [.A214]/256) + 255/2" office:value-type="float" office:value="15.0550387955847" calcext:value-type="float">
            <text:p>15.0550387955847</text:p>
          </table:table-cell>
          <table:table-cell table:formula="of:= ROUND([.B214])" office:value-type="float" office:value="15" calcext:value-type="float">
            <text:p>15</text:p>
          </table:table-cell>
        </table:table-row>
        <table:table-row table:style-name="ro1">
          <table:table-cell table:formula="of:= [.A214] + 1" office:value-type="float" office:value="213" calcext:value-type="float">
            <text:p>213</text:p>
          </table:table-cell>
          <table:table-cell table:formula="of:= (255/2)*SIN(2*PI() * [.A215]/256) + 255/2" office:value-type="float" office:value="16.5639086336393" calcext:value-type="float">
            <text:p>16.5639086336393</text:p>
          </table:table-cell>
          <table:table-cell table:formula="of:= ROUND([.B215])" office:value-type="float" office:value="17" calcext:value-type="float">
            <text:p>17</text:p>
          </table:table-cell>
        </table:table-row>
        <table:table-row table:style-name="ro1">
          <table:table-cell table:formula="of:= [.A215] + 1" office:value-type="float" office:value="214" calcext:value-type="float">
            <text:p>214</text:p>
          </table:table-cell>
          <table:table-cell table:formula="of:= (255/2)*SIN(2*PI() * [.A216]/256) + 255/2" office:value-type="float" office:value="18.1396022249653" calcext:value-type="float">
            <text:p>18.1396022249653</text:p>
          </table:table-cell>
          <table:table-cell table:formula="of:= ROUND([.B216])" office:value-type="float" office:value="18" calcext:value-type="float">
            <text:p>18</text:p>
          </table:table-cell>
        </table:table-row>
        <table:table-row table:style-name="ro1">
          <table:table-cell table:formula="of:= [.A216] + 1" office:value-type="float" office:value="215" calcext:value-type="float">
            <text:p>215</text:p>
          </table:table-cell>
          <table:table-cell table:formula="of:= (255/2)*SIN(2*PI() * [.A217]/256) + 255/2" office:value-type="float" office:value="19.7811704306623" calcext:value-type="float">
            <text:p>19.7811704306623</text:p>
          </table:table-cell>
          <table:table-cell table:formula="of:= ROUND([.B217])" office:value-type="float" office:value="20" calcext:value-type="float">
            <text:p>20</text:p>
          </table:table-cell>
        </table:table-row>
        <table:table-row table:style-name="ro1">
          <table:table-cell table:formula="of:= [.A217] + 1" office:value-type="float" office:value="216" calcext:value-type="float">
            <text:p>216</text:p>
          </table:table-cell>
          <table:table-cell table:formula="of:= (255/2)*SIN(2*PI() * [.A218]/256) + 255/2" office:value-type="float" office:value="21.4876244314255" calcext:value-type="float">
            <text:p>21.4876244314255</text:p>
          </table:table-cell>
          <table:table-cell table:formula="of:= ROUND([.B218])" office:value-type="float" office:value="21" calcext:value-type="float">
            <text:p>21</text:p>
          </table:table-cell>
        </table:table-row>
        <table:table-row table:style-name="ro1">
          <table:table-cell table:formula="of:= [.A218] + 1" office:value-type="float" office:value="217" calcext:value-type="float">
            <text:p>217</text:p>
          </table:table-cell>
          <table:table-cell table:formula="of:= (255/2)*SIN(2*PI() * [.A219]/256) + 255/2" office:value-type="float" office:value="23.257936323173" calcext:value-type="float">
            <text:p>23.257936323173</text:p>
          </table:table-cell>
          <table:table-cell table:formula="of:= ROUND([.B219])" office:value-type="float" office:value="23" calcext:value-type="float">
            <text:p>23</text:p>
          </table:table-cell>
        </table:table-row>
        <table:table-row table:style-name="ro1">
          <table:table-cell table:formula="of:= [.A219] + 1" office:value-type="float" office:value="218" calcext:value-type="float">
            <text:p>218</text:p>
          </table:table-cell>
          <table:table-cell table:formula="of:= (255/2)*SIN(2*PI() * [.A220]/256) + 255/2" office:value-type="float" office:value="25.0910397362177" calcext:value-type="float">
            <text:p>25.0910397362177</text:p>
          </table:table-cell>
          <table:table-cell table:formula="of:= ROUND([.B220])" office:value-type="float" office:value="25" calcext:value-type="float">
            <text:p>25</text:p>
          </table:table-cell>
        </table:table-row>
        <table:table-row table:style-name="ro1">
          <table:table-cell table:formula="of:= [.A220] + 1" office:value-type="float" office:value="219" calcext:value-type="float">
            <text:p>219</text:p>
          </table:table-cell>
          <table:table-cell table:formula="of:= (255/2)*SIN(2*PI() * [.A221]/256) + 255/2" office:value-type="float" office:value="26.9858304776077" calcext:value-type="float">
            <text:p>26.9858304776077</text:p>
          </table:table-cell>
          <table:table-cell table:formula="of:= ROUND([.B221])" office:value-type="float" office:value="27" calcext:value-type="float">
            <text:p>27</text:p>
          </table:table-cell>
        </table:table-row>
        <table:table-row table:style-name="ro1">
          <table:table-cell table:formula="of:= [.A221] + 1" office:value-type="float" office:value="220" calcext:value-type="float">
            <text:p>220</text:p>
          </table:table-cell>
          <table:table-cell table:formula="of:= (255/2)*SIN(2*PI() * [.A222]/256) + 255/2" office:value-type="float" office:value="28.941167196251" calcext:value-type="float">
            <text:p>28.941167196251</text:p>
          </table:table-cell>
          <table:table-cell table:formula="of:= ROUND([.B222])" office:value-type="float" office:value="29" calcext:value-type="float">
            <text:p>29</text:p>
          </table:table-cell>
        </table:table-row>
        <table:table-row table:style-name="ro1">
          <table:table-cell table:formula="of:= [.A222] + 1" office:value-type="float" office:value="221" calcext:value-type="float">
            <text:p>221</text:p>
          </table:table-cell>
          <table:table-cell table:formula="of:= (255/2)*SIN(2*PI() * [.A223]/256) + 255/2" office:value-type="float" office:value="30.9558720704232" calcext:value-type="float">
            <text:p>30.9558720704232</text:p>
          </table:table-cell>
          <table:table-cell table:formula="of:= ROUND([.B223])" office:value-type="float" office:value="31" calcext:value-type="float">
            <text:p>31</text:p>
          </table:table-cell>
        </table:table-row>
        <table:table-row table:style-name="ro1">
          <table:table-cell table:formula="of:= [.A223] + 1" office:value-type="float" office:value="222" calcext:value-type="float">
            <text:p>222</text:p>
          </table:table-cell>
          <table:table-cell table:formula="of:= (255/2)*SIN(2*PI() * [.A224]/256) + 255/2" office:value-type="float" office:value="33.0287315172427" calcext:value-type="float">
            <text:p>33.0287315172427</text:p>
          </table:table-cell>
          <table:table-cell table:formula="of:= ROUND([.B224])" office:value-type="float" office:value="33" calcext:value-type="float">
            <text:p>33</text:p>
          </table:table-cell>
        </table:table-row>
        <table:table-row table:style-name="ro1">
          <table:table-cell table:formula="of:= [.A224] + 1" office:value-type="float" office:value="223" calcext:value-type="float">
            <text:p>223</text:p>
          </table:table-cell>
          <table:table-cell table:formula="of:= (255/2)*SIN(2*PI() * [.A225]/256) + 255/2" office:value-type="float" office:value="35.158496923688" calcext:value-type="float">
            <text:p>35.158496923688</text:p>
          </table:table-cell>
          <table:table-cell table:formula="of:= ROUND([.B225])" office:value-type="float" office:value="35" calcext:value-type="float">
            <text:p>35</text:p>
          </table:table-cell>
        </table:table-row>
        <table:table-row table:style-name="ro1">
          <table:table-cell table:formula="of:= [.A225] + 1" office:value-type="float" office:value="224" calcext:value-type="float">
            <text:p>224</text:p>
          </table:table-cell>
          <table:table-cell table:formula="of:= (255/2)*SIN(2*PI() * [.A226]/256) + 255/2" office:value-type="float" office:value="37.3438853987152" calcext:value-type="float">
            <text:p>37.3438853987152</text:p>
          </table:table-cell>
          <table:table-cell table:formula="of:= ROUND([.B226])" office:value-type="float" office:value="37" calcext:value-type="float">
            <text:p>37</text:p>
          </table:table-cell>
        </table:table-row>
        <table:table-row table:style-name="ro1">
          <table:table-cell table:formula="of:= [.A226] + 1" office:value-type="float" office:value="225" calcext:value-type="float">
            <text:p>225</text:p>
          </table:table-cell>
          <table:table-cell table:formula="of:= (255/2)*SIN(2*PI() * [.A227]/256) + 255/2" office:value-type="float" office:value="39.5835805460239" calcext:value-type="float">
            <text:p>39.5835805460239</text:p>
          </table:table-cell>
          <table:table-cell table:formula="of:= ROUND([.B227])" office:value-type="float" office:value="40" calcext:value-type="float">
            <text:p>40</text:p>
          </table:table-cell>
        </table:table-row>
        <table:table-row table:style-name="ro1">
          <table:table-cell table:formula="of:= [.A227] + 1" office:value-type="float" office:value="226" calcext:value-type="float">
            <text:p>226</text:p>
          </table:table-cell>
          <table:table-cell table:formula="of:= (255/2)*SIN(2*PI() * [.A228]/256) + 255/2" office:value-type="float" office:value="41.8762332570051" calcext:value-type="float">
            <text:p>41.8762332570051</text:p>
          </table:table-cell>
          <table:table-cell table:formula="of:= ROUND([.B228])" office:value-type="float" office:value="42" calcext:value-type="float">
            <text:p>42</text:p>
          </table:table-cell>
        </table:table-row>
        <table:table-row table:style-name="ro1">
          <table:table-cell table:formula="of:= [.A228] + 1" office:value-type="float" office:value="227" calcext:value-type="float">
            <text:p>227</text:p>
          </table:table-cell>
          <table:table-cell table:formula="of:= (255/2)*SIN(2*PI() * [.A229]/256) + 255/2" office:value-type="float" office:value="44.2204625233934" calcext:value-type="float">
            <text:p>44.2204625233934</text:p>
          </table:table-cell>
          <table:table-cell table:formula="of:= ROUND([.B229])" office:value-type="float" office:value="44" calcext:value-type="float">
            <text:p>44</text:p>
          </table:table-cell>
        </table:table-row>
        <table:table-row table:style-name="ro1">
          <table:table-cell table:formula="of:= [.A229] + 1" office:value-type="float" office:value="228" calcext:value-type="float">
            <text:p>228</text:p>
          </table:table-cell>
          <table:table-cell table:formula="of:= (255/2)*SIN(2*PI() * [.A230]/256) + 255/2" office:value-type="float" office:value="46.6148562691352" calcext:value-type="float">
            <text:p>46.6148562691352</text:p>
          </table:table-cell>
          <table:table-cell table:formula="of:= ROUND([.B230])" office:value-type="float" office:value="47" calcext:value-type="float">
            <text:p>47</text:p>
          </table:table-cell>
        </table:table-row>
        <table:table-row table:style-name="ro1">
          <table:table-cell table:formula="of:= [.A230] + 1" office:value-type="float" office:value="229" calcext:value-type="float">
            <text:p>229</text:p>
          </table:table-cell>
          <table:table-cell table:formula="of:= (255/2)*SIN(2*PI() * [.A231]/256) + 255/2" office:value-type="float" office:value="49.05797220097" calcext:value-type="float">
            <text:p>49.05797220097</text:p>
          </table:table-cell>
          <table:table-cell table:formula="of:= ROUND([.B231])" office:value-type="float" office:value="49" calcext:value-type="float">
            <text:p>49</text:p>
          </table:table-cell>
        </table:table-row>
        <table:table-row table:style-name="ro1">
          <table:table-cell table:formula="of:= [.A231] + 1" office:value-type="float" office:value="230" calcext:value-type="float">
            <text:p>230</text:p>
          </table:table-cell>
          <table:table-cell table:formula="of:= (255/2)*SIN(2*PI() * [.A232]/256) + 255/2" office:value-type="float" office:value="51.5483386772148" calcext:value-type="float">
            <text:p>51.5483386772148</text:p>
          </table:table-cell>
          <table:table-cell table:formula="of:= ROUND([.B232])" office:value-type="float" office:value="52" calcext:value-type="float">
            <text:p>52</text:p>
          </table:table-cell>
        </table:table-row>
        <table:table-row table:style-name="ro1">
          <table:table-cell table:formula="of:= [.A232] + 1" office:value-type="float" office:value="231" calcext:value-type="float">
            <text:p>231</text:p>
          </table:table-cell>
          <table:table-cell table:formula="of:= (255/2)*SIN(2*PI() * [.A233]/256) + 255/2" office:value-type="float" office:value="54.0844555942247" calcext:value-type="float">
            <text:p>54.0844555942247</text:p>
          </table:table-cell>
          <table:table-cell table:formula="of:= ROUND([.B233])" office:value-type="float" office:value="54" calcext:value-type="float">
            <text:p>54</text:p>
          </table:table-cell>
        </table:table-row>
        <table:table-row table:style-name="ro1">
          <table:table-cell table:formula="of:= [.A233] + 1" office:value-type="float" office:value="232" calcext:value-type="float">
            <text:p>232</text:p>
          </table:table-cell>
          <table:table-cell table:formula="of:= (255/2)*SIN(2*PI() * [.A234]/256) + 255/2" office:value-type="float" office:value="56.6647952900007" calcext:value-type="float">
            <text:p>56.6647952900007</text:p>
          </table:table-cell>
          <table:table-cell table:formula="of:= ROUND([.B234])" office:value-type="float" office:value="57" calcext:value-type="float">
            <text:p>57</text:p>
          </table:table-cell>
        </table:table-row>
        <table:table-row table:style-name="ro1">
          <table:table-cell table:formula="of:= [.A234] + 1" office:value-type="float" office:value="233" calcext:value-type="float">
            <text:p>233</text:p>
          </table:table-cell>
          <table:table-cell table:formula="of:= (255/2)*SIN(2*PI() * [.A235]/256) + 255/2" office:value-type="float" office:value="59.2878034643951" calcext:value-type="float">
            <text:p>59.2878034643951</text:p>
          </table:table-cell>
          <table:table-cell table:formula="of:= ROUND([.B235])" office:value-type="float" office:value="59" calcext:value-type="float">
            <text:p>59</text:p>
          </table:table-cell>
        </table:table-row>
        <table:table-row table:style-name="ro1">
          <table:table-cell table:formula="of:= [.A235] + 1" office:value-type="float" office:value="234" calcext:value-type="float">
            <text:p>234</text:p>
          </table:table-cell>
          <table:table-cell table:formula="of:= (255/2)*SIN(2*PI() * [.A236]/256) + 255/2" office:value-type="float" office:value="61.9519001153642" calcext:value-type="float">
            <text:p>61.9519001153642</text:p>
          </table:table-cell>
          <table:table-cell table:formula="of:= ROUND([.B236])" office:value-type="float" office:value="62" calcext:value-type="float">
            <text:p>62</text:p>
          </table:table-cell>
        </table:table-row>
        <table:table-row table:style-name="ro1">
          <table:table-cell table:formula="of:= [.A236] + 1" office:value-type="float" office:value="235" calcext:value-type="float">
            <text:p>235</text:p>
          </table:table-cell>
          <table:table-cell table:formula="of:= (255/2)*SIN(2*PI() * [.A237]/256) + 255/2" office:value-type="float" office:value="64.6554804907025" calcext:value-type="float">
            <text:p>64.6554804907025</text:p>
          </table:table-cell>
          <table:table-cell table:formula="of:= ROUND([.B237])" office:value-type="float" office:value="65" calcext:value-type="float">
            <text:p>65</text:p>
          </table:table-cell>
        </table:table-row>
        <table:table-row table:style-name="ro1">
          <table:table-cell table:formula="of:= [.A237] + 1" office:value-type="float" office:value="236" calcext:value-type="float">
            <text:p>236</text:p>
          </table:table-cell>
          <table:table-cell table:formula="of:= (255/2)*SIN(2*PI() * [.A238]/256) + 255/2" office:value-type="float" office:value="67.3969160546853" calcext:value-type="float">
            <text:p>67.3969160546853</text:p>
          </table:table-cell>
          <table:table-cell table:formula="of:= ROUND([.B238])" office:value-type="float" office:value="67" calcext:value-type="float">
            <text:p>67</text:p>
          </table:table-cell>
        </table:table-row>
        <table:table-row table:style-name="ro1">
          <table:table-cell table:formula="of:= [.A238] + 1" office:value-type="float" office:value="237" calcext:value-type="float">
            <text:p>237</text:p>
          </table:table-cell>
          <table:table-cell table:formula="of:= (255/2)*SIN(2*PI() * [.A239]/256) + 255/2" office:value-type="float" office:value="70.1745554690376" calcext:value-type="float">
            <text:p>70.1745554690376</text:p>
          </table:table-cell>
          <table:table-cell table:formula="of:= ROUND([.B239])" office:value-type="float" office:value="70" calcext:value-type="float">
            <text:p>70</text:p>
          </table:table-cell>
        </table:table-row>
        <table:table-row table:style-name="ro1">
          <table:table-cell table:formula="of:= [.A239] + 1" office:value-type="float" office:value="238" calcext:value-type="float">
            <text:p>238</text:p>
          </table:table-cell>
          <table:table-cell table:formula="of:= (255/2)*SIN(2*PI() * [.A240]/256) + 255/2" office:value-type="float" office:value="72.986725587639" calcext:value-type="float">
            <text:p>72.986725587639</text:p>
          </table:table-cell>
          <table:table-cell table:formula="of:= ROUND([.B240])" office:value-type="float" office:value="73" calcext:value-type="float">
            <text:p>73</text:p>
          </table:table-cell>
        </table:table-row>
        <table:table-row table:style-name="ro1">
          <table:table-cell table:formula="of:= [.A240] + 1" office:value-type="float" office:value="239" calcext:value-type="float">
            <text:p>239</text:p>
          </table:table-cell>
          <table:table-cell table:formula="of:= (255/2)*SIN(2*PI() * [.A241]/256) + 255/2" office:value-type="float" office:value="75.8317324643637" calcext:value-type="float">
            <text:p>75.8317324643637</text:p>
          </table:table-cell>
          <table:table-cell table:formula="of:= ROUND([.B241])" office:value-type="float" office:value="76" calcext:value-type="float">
            <text:p>76</text:p>
          </table:table-cell>
        </table:table-row>
        <table:table-row table:style-name="ro1">
          <table:table-cell table:formula="of:= [.A241] + 1" office:value-type="float" office:value="240" calcext:value-type="float">
            <text:p>240</text:p>
          </table:table-cell>
          <table:table-cell table:formula="of:= (255/2)*SIN(2*PI() * [.A242]/256) + 255/2" office:value-type="float" office:value="78.707862373451" calcext:value-type="float">
            <text:p>78.707862373451</text:p>
          </table:table-cell>
          <table:table-cell table:formula="of:= ROUND([.B242])" office:value-type="float" office:value="79" calcext:value-type="float">
            <text:p>79</text:p>
          </table:table-cell>
        </table:table-row>
        <table:table-row table:style-name="ro1">
          <table:table-cell table:formula="of:= [.A242] + 1" office:value-type="float" office:value="241" calcext:value-type="float">
            <text:p>241</text:p>
          </table:table-cell>
          <table:table-cell table:formula="of:= (255/2)*SIN(2*PI() * [.A243]/256) + 255/2" office:value-type="float" office:value="81.613382841789" calcext:value-type="float">
            <text:p>81.613382841789</text:p>
          </table:table-cell>
          <table:table-cell table:formula="of:= ROUND([.B243])" office:value-type="float" office:value="82" calcext:value-type="float">
            <text:p>82</text:p>
          </table:table-cell>
        </table:table-row>
        <table:table-row table:style-name="ro1">
          <table:table-cell table:formula="of:= [.A243] + 1" office:value-type="float" office:value="242" calcext:value-type="float">
            <text:p>242</text:p>
          </table:table-cell>
          <table:table-cell table:formula="of:= (255/2)*SIN(2*PI() * [.A244]/256) + 255/2" office:value-type="float" office:value="84.5465436924919" calcext:value-type="float">
            <text:p>84.5465436924919</text:p>
          </table:table-cell>
          <table:table-cell table:formula="of:= ROUND([.B244])" office:value-type="float" office:value="85" calcext:value-type="float">
            <text:p>85</text:p>
          </table:table-cell>
        </table:table-row>
        <table:table-row table:style-name="ro1">
          <table:table-cell table:formula="of:= [.A244] + 1" office:value-type="float" office:value="243" calcext:value-type="float">
            <text:p>243</text:p>
          </table:table-cell>
          <table:table-cell table:formula="of:= (255/2)*SIN(2*PI() * [.A245]/256) + 255/2" office:value-type="float" office:value="87.5055780991413" calcext:value-type="float">
            <text:p>87.5055780991413</text:p>
          </table:table-cell>
          <table:table-cell table:formula="of:= ROUND([.B245])" office:value-type="float" office:value="88" calcext:value-type="float">
            <text:p>88</text:p>
          </table:table-cell>
        </table:table-row>
        <table:table-row table:style-name="ro1">
          <table:table-cell table:formula="of:= [.A245] + 1" office:value-type="float" office:value="244" calcext:value-type="float">
            <text:p>244</text:p>
          </table:table-cell>
          <table:table-cell table:formula="of:= (255/2)*SIN(2*PI() * [.A246]/256) + 255/2" office:value-type="float" office:value="90.488703650056" calcext:value-type="float">
            <text:p>90.488703650056</text:p>
          </table:table-cell>
          <table:table-cell table:formula="of:= ROUND([.B246])" office:value-type="float" office:value="90" calcext:value-type="float">
            <text:p>90</text:p>
          </table:table-cell>
        </table:table-row>
        <table:table-row table:style-name="ro1">
          <table:table-cell table:formula="of:= [.A246] + 1" office:value-type="float" office:value="245" calcext:value-type="float">
            <text:p>245</text:p>
          </table:table-cell>
          <table:table-cell table:formula="of:= (255/2)*SIN(2*PI() * [.A247]/256) + 255/2" office:value-type="float" office:value="93.4941234219504" calcext:value-type="float">
            <text:p>93.4941234219504</text:p>
          </table:table-cell>
          <table:table-cell table:formula="of:= ROUND([.B247])" office:value-type="float" office:value="93" calcext:value-type="float">
            <text:p>93</text:p>
          </table:table-cell>
        </table:table-row>
        <table:table-row table:style-name="ro1">
          <table:table-cell table:formula="of:= [.A247] + 1" office:value-type="float" office:value="246" calcext:value-type="float">
            <text:p>246</text:p>
          </table:table-cell>
          <table:table-cell table:formula="of:= (255/2)*SIN(2*PI() * [.A248]/256) + 255/2" office:value-type="float" office:value="96.5200270623338" calcext:value-type="float">
            <text:p>96.5200270623338</text:p>
          </table:table-cell>
          <table:table-cell table:formula="of:= ROUND([.B248])" office:value-type="float" office:value="97" calcext:value-type="float">
            <text:p>97</text:p>
          </table:table-cell>
        </table:table-row>
        <table:table-row table:style-name="ro1">
          <table:table-cell table:formula="of:= [.A248] + 1" office:value-type="float" office:value="247" calcext:value-type="float">
            <text:p>247</text:p>
          </table:table-cell>
          <table:table-cell table:formula="of:= (255/2)*SIN(2*PI() * [.A249]/256) + 255/2" office:value-type="float" office:value="99.5645918799991" calcext:value-type="float">
            <text:p>99.5645918799991</text:p>
          </table:table-cell>
          <table:table-cell table:formula="of:= ROUND([.B249])" office:value-type="float" office:value="100" calcext:value-type="float">
            <text:p>100</text:p>
          </table:table-cell>
        </table:table-row>
        <table:table-row table:style-name="ro1">
          <table:table-cell table:formula="of:= [.A249] + 1" office:value-type="float" office:value="248" calcext:value-type="float">
            <text:p>248</text:p>
          </table:table-cell>
          <table:table-cell table:formula="of:= (255/2)*SIN(2*PI() * [.A250]/256) + 255/2" office:value-type="float" office:value="102.625983942944" calcext:value-type="float">
            <text:p>102.625983942944</text:p>
          </table:table-cell>
          <table:table-cell table:formula="of:= ROUND([.B250])" office:value-type="float" office:value="103" calcext:value-type="float">
            <text:p>103</text:p>
          </table:table-cell>
        </table:table-row>
        <table:table-row table:style-name="ro1">
          <table:table-cell table:formula="of:= [.A250] + 1" office:value-type="float" office:value="249" calcext:value-type="float">
            <text:p>249</text:p>
          </table:table-cell>
          <table:table-cell table:formula="of:= (255/2)*SIN(2*PI() * [.A251]/256) + 255/2" office:value-type="float" office:value="105.702359183062" calcext:value-type="float">
            <text:p>105.702359183062</text:p>
          </table:table-cell>
          <table:table-cell table:formula="of:= ROUND([.B251])" office:value-type="float" office:value="106" calcext:value-type="float">
            <text:p>106</text:p>
          </table:table-cell>
        </table:table-row>
        <table:table-row table:style-name="ro1">
          <table:table-cell table:formula="of:= [.A251] + 1" office:value-type="float" office:value="250" calcext:value-type="float">
            <text:p>250</text:p>
          </table:table-cell>
          <table:table-cell table:formula="of:= (255/2)*SIN(2*PI() * [.A252]/256) + 255/2" office:value-type="float" office:value="108.791864506941" calcext:value-type="float">
            <text:p>108.791864506941</text:p>
          </table:table-cell>
          <table:table-cell table:formula="of:= ROUND([.B252])" office:value-type="float" office:value="109" calcext:value-type="float">
            <text:p>109</text:p>
          </table:table-cell>
        </table:table-row>
        <table:table-row table:style-name="ro1">
          <table:table-cell table:formula="of:= [.A252] + 1" office:value-type="float" office:value="251" calcext:value-type="float">
            <text:p>251</text:p>
          </table:table-cell>
          <table:table-cell table:formula="of:= (255/2)*SIN(2*PI() * [.A253]/256) + 255/2" office:value-type="float" office:value="111.8926389121" calcext:value-type="float">
            <text:p>111.8926389121</text:p>
          </table:table-cell>
          <table:table-cell table:formula="of:= ROUND([.B253])" office:value-type="float" office:value="112" calcext:value-type="float">
            <text:p>112</text:p>
          </table:table-cell>
        </table:table-row>
        <table:table-row table:style-name="ro1">
          <table:table-cell table:formula="of:= [.A253] + 1" office:value-type="float" office:value="252" calcext:value-type="float">
            <text:p>252</text:p>
          </table:table-cell>
          <table:table-cell table:formula="of:= (255/2)*SIN(2*PI() * [.A254]/256) + 255/2" office:value-type="float" office:value="115.002814607981" calcext:value-type="float">
            <text:p>115.002814607981</text:p>
          </table:table-cell>
          <table:table-cell table:formula="of:= ROUND([.B254])" office:value-type="float" office:value="115" calcext:value-type="float">
            <text:p>115</text:p>
          </table:table-cell>
        </table:table-row>
        <table:table-row table:style-name="ro1">
          <table:table-cell table:formula="of:= [.A254] + 1" office:value-type="float" office:value="253" calcext:value-type="float">
            <text:p>253</text:p>
          </table:table-cell>
          <table:table-cell table:formula="of:= (255/2)*SIN(2*PI() * [.A255]/256) + 255/2" office:value-type="float" office:value="118.120518141042" calcext:value-type="float">
            <text:p>118.120518141042</text:p>
          </table:table-cell>
          <table:table-cell table:formula="of:= ROUND([.B255])" office:value-type="float" office:value="118" calcext:value-type="float">
            <text:p>118</text:p>
          </table:table-cell>
        </table:table-row>
        <table:table-row table:style-name="ro1">
          <table:table-cell table:formula="of:= [.A255] + 1" office:value-type="float" office:value="254" calcext:value-type="float">
            <text:p>254</text:p>
          </table:table-cell>
          <table:table-cell table:formula="of:= (255/2)*SIN(2*PI() * [.A256]/256) + 255/2" office:value-type="float" office:value="121.243871523254" calcext:value-type="float">
            <text:p>121.243871523254</text:p>
          </table:table-cell>
          <table:table-cell table:formula="of:= ROUND([.B256])" office:value-type="float" office:value="121" calcext:value-type="float">
            <text:p>121</text:p>
          </table:table-cell>
        </table:table-row>
        <table:table-row table:style-name="ro1">
          <table:table-cell table:formula="of:= [.A256] + 1" office:value-type="float" office:value="255" calcext:value-type="float">
            <text:p>255</text:p>
          </table:table-cell>
          <table:table-cell table:formula="of:= (255/2)*SIN(2*PI() * [.A257]/256) + 255/2" office:value-type="float" office:value="124.370993363329" calcext:value-type="float">
            <text:p>124.370993363329</text:p>
          </table:table-cell>
          <table:table-cell table:formula="of:= ROUND([.B257])" office:value-type="float" office:value="124" calcext:value-type="float">
            <text:p>12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3-21T22:52:41</meta:creation-date>
    <dc:date>2023-05-02T18:35:15.550008971</dc:date>
    <meta:editing-duration>PT32M17S</meta:editing-duration>
    <meta:editing-cycles>11</meta:editing-cycles>
    <meta:generator>LibreOffice/7.3.7.2$Linux_X86_64 LibreOffice_project/30$Build-2</meta:generator>
    <meta:document-statistic meta:table-count="3" meta:cell-count="771" meta:object-count="0"/>
  </office:meta>
</office:document-meta>
</file>